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officeooo:paragraph-rsid="0021b55b"/>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7ef2b"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c79f1"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23a27"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37b79"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40d8d"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26d30f"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7cc02" style:font-style-asian="normal" style:font-style-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fo:color="#0000ff"/>
    </style:style>
    <style:style style:name="P64"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6"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8"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0"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8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2" style:family="paragraph" style:parent-style-name="Text_20_body">
      <style:paragraph-properties fo:text-align="justify" style:justify-single-word="false"/>
    </style:style>
    <style:style style:name="P83" style:family="paragraph" style:parent-style-name="Text_20_body">
      <style:text-properties fo:language="ru" fo:country="RU"/>
    </style:style>
    <style:style style:name="P84" style:family="paragraph" style:parent-style-name="Text_20_body">
      <loext:graphic-properties draw:fill="solid" draw:fill-color="#eeeeee" draw:opacity="100%"/>
      <style:paragraph-properties fo:background-color="#eeeeee"/>
      <style:text-properties fo:language="ru" fo:country="RU"/>
    </style:style>
    <style:style style:name="P85"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6" style:family="paragraph" style:parent-style-name="Text_20_body">
      <style:text-properties fo:language="en" fo:country="US"/>
    </style:style>
    <style:style style:name="P87" style:family="paragraph" style:parent-style-name="Text_20_body">
      <loext:graphic-properties draw:fill="solid" draw:fill-color="#eeeeee" draw:opacity="100%"/>
      <style:paragraph-properties fo:background-color="#eeeeee"/>
    </style:style>
    <style:style style:name="P88" style:family="paragraph" style:parent-style-name="First_20_line_20_indent">
      <loext:graphic-properties draw:fill="solid" draw:fill-color="#eeeeee" draw:opacity="100%"/>
      <style:paragraph-properties fo:background-color="#eeeeee"/>
      <style:text-properties fo:language="ru" fo:country="RU"/>
    </style:style>
    <style:style style:name="P89"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0" style:family="paragraph" style:parent-style-name="Text_20_body">
      <style:paragraph-properties fo:margin-left="0in" fo:margin-right="0in" fo:text-align="justify" style:justify-single-word="false" fo:text-indent="0in" style:auto-text-indent="false"/>
    </style:style>
    <style:style style:name="P91" style:family="paragraph" style:parent-style-name="Text_20_body">
      <style:paragraph-properties fo:margin-left="0in" fo:margin-right="0in" fo:text-align="justify" style:justify-single-word="false" fo:text-indent="0in" style:auto-text-indent="false"/>
      <style:text-properties fo:color="#800000"/>
    </style:style>
    <style:style style:name="P92"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3" style:family="paragraph" style:parent-style-name="Text_20_body">
      <style:paragraph-properties fo:margin-left="0in" fo:margin-right="0in" fo:text-align="center" style:justify-single-word="false" fo:text-indent="0in" style:auto-text-indent="false"/>
    </style:style>
    <style:style style:name="P9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2" style:family="paragraph" style:parent-style-name="Footnote">
      <style:paragraph-properties fo:margin-left="0in" fo:margin-right="0in" fo:text-indent="0in" style:auto-text-indent="false"/>
      <style:text-properties fo:language="en" fo:country="US"/>
    </style:style>
    <style:style style:name="P103" style:family="paragraph" style:parent-style-name="Footnote">
      <style:text-properties fo:language="en" fo:country="US"/>
    </style:style>
    <style:style style:name="P104" style:family="paragraph" style:parent-style-name="Footnote">
      <style:text-properties fo:language="ru" fo:country="RU"/>
    </style:style>
    <style:style style:name="P105" style:family="paragraph" style:parent-style-name="Footnote">
      <style:text-properties fo:color="#800000" fo:language="ru" fo:country="RU"/>
    </style:style>
    <style:style style:name="P106" style:family="paragraph" style:parent-style-name="Footnote">
      <style:text-properties style:use-window-font-color="true" fo:language="ru" fo:country="RU"/>
    </style:style>
    <style:style style:name="P10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4" style:family="paragraph" style:parent-style-name="Text_20_body">
      <style:paragraph-properties fo:text-align="justify" style:justify-single-word="false"/>
    </style:style>
    <style:style style:name="P115" style:family="paragraph" style:parent-style-name="Text_20_body" style:list-style-name="L1">
      <style:paragraph-properties fo:text-align="justify" style:justify-single-word="false"/>
    </style:style>
    <style:style style:name="P116" style:family="paragraph" style:parent-style-name="Text_20_body" style:list-style-name="L1">
      <style:paragraph-properties fo:text-align="justify" style:justify-single-word="false"/>
      <style:text-properties fo:language="ru" fo:country="RU"/>
    </style:style>
    <style:style style:name="P117" style:family="paragraph" style:parent-style-name="Text_20_body" style:list-style-name="L2">
      <style:paragraph-properties fo:text-align="justify" style:justify-single-word="false"/>
      <style:text-properties fo:language="ru" fo:country="RU"/>
    </style:style>
    <style:style style:name="P118" style:family="paragraph" style:parent-style-name="Text_20_body" style:list-style-name="L3">
      <style:text-properties fo:language="ru" fo:country="RU"/>
    </style:style>
    <style:style style:name="P119"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31088" officeooo:paragraph-rsid="0026d30f" style:font-style-asian="normal" style:font-style-complex="normal"/>
    </style:style>
    <style:style style:name="P121" style:family="paragraph" style:parent-style-name="Text_20_body">
      <style:paragraph-properties fo:margin-left="0in" fo:margin-right="0in" fo:text-align="justify" style:justify-single-word="false" fo:text-indent="0.1965in" style:auto-text-indent="false"/>
      <style:text-properties officeooo:paragraph-rsid="002f6932"/>
    </style:style>
    <style:style style:name="P122" style:family="paragraph" style:parent-style-name="Text_20_body">
      <style:paragraph-properties fo:margin-left="0in" fo:margin-right="0in" fo:text-align="justify" style:justify-single-word="false" fo:text-indent="0.1965in" style:auto-text-indent="false"/>
      <style:text-properties fo:color="#800000" officeooo:paragraph-rsid="002f6932"/>
    </style:style>
    <style:style style:name="P12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7" style:family="paragraph" style:parent-style-name="Heading_20_1">
      <loext:graphic-properties draw:fill="solid" draw:fill-color="#eeeeee" draw:opacity="100%"/>
      <style:paragraph-properties fo:background-color="#eeeeee"/>
    </style:style>
    <style:style style:name="P128" style:family="paragraph" style:parent-style-name="Heading_20_1">
      <style:paragraph-properties fo:margin-left="0in" fo:margin-right="0in" fo:text-align="center" style:justify-single-word="false" fo:text-indent="0.1965in" style:auto-text-indent="false"/>
    </style:style>
    <style:style style:name="P129" style:family="paragraph" style:parent-style-name="Heading_20_2">
      <style:text-properties fo:language="en" fo:country="US"/>
    </style:style>
    <style:style style:name="P130" style:family="paragraph" style:parent-style-name="Heading_20_2">
      <style:text-properties fo:language="ru" fo:country="RU"/>
    </style:style>
    <style:style style:name="P131" style:family="paragraph" style:parent-style-name="Heading_20_2">
      <loext:graphic-properties draw:fill="solid" draw:fill-color="#eeeeee" draw:opacity="100%"/>
      <style:paragraph-properties fo:background-color="#eeeeee"/>
      <style:text-properties fo:language="ru" fo:country="RU"/>
    </style:style>
    <style:style style:name="P132" style:family="paragraph" style:parent-style-name="Heading_20_2">
      <loext:graphic-properties draw:fill="solid" draw:fill-color="#eeeeee" draw:opacity="100%"/>
      <style:paragraph-properties fo:background-color="#eeeeee"/>
    </style:style>
    <style:style style:name="P133"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3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d3058"/>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2e987d" style:font-style-asian="normal" style:font-style-complex="normal"/>
    </style:style>
    <style:style style:name="T9" style:family="text">
      <style:text-properties fo:language="en" fo:country="US" fo:font-style="normal" officeooo:rsid="002f6932" style:font-style-asian="normal" style:font-style-complex="normal"/>
    </style:style>
    <style:style style:name="T10" style:family="text">
      <style:text-properties fo:language="en" fo:country="US" fo:font-style="normal" officeooo:rsid="002eb0ec" style:font-style-asian="normal" style:font-style-complex="normal"/>
    </style:style>
    <style:style style:name="T11" style:family="text">
      <style:text-properties fo:language="en" fo:country="US" fo:font-style="normal" officeooo:rsid="0030575d"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officeooo:rsid="0007cc02"/>
    </style:style>
    <style:style style:name="T14" style:family="text">
      <style:text-properties fo:color="#ff3333"/>
    </style:style>
    <style:style style:name="T15" style:family="text">
      <style:text-properties fo:color="#ff3333" fo:language="ru" fo:country="RU"/>
    </style:style>
    <style:style style:name="T16" style:family="text">
      <style:text-properties fo:color="#ff3333" fo:language="ru" fo:country="RU" fo:font-style="normal" style:font-style-asian="normal" style:font-style-complex="normal"/>
    </style:style>
    <style:style style:name="T17" style:family="text">
      <style:text-properties fo:color="#ff3333" fo:font-style="normal" style:font-style-asian="normal" style:font-style-complex="normal"/>
    </style:style>
    <style:style style:name="T18" style:family="text">
      <style:text-properties fo:font-style="italic" style:font-style-asian="italic" style:font-style-complex="italic"/>
    </style:style>
    <style:style style:name="T19" style:family="text">
      <style:text-properties fo:color="#6666ff" fo:language="ru" fo:country="RU"/>
    </style:style>
    <style:style style:name="T20" style:family="text">
      <style:text-properties fo:color="#800000"/>
    </style:style>
    <style:style style:name="T21" style:family="text">
      <style:text-properties fo:color="#800000" fo:language="ru" fo:country="RU"/>
    </style:style>
    <style:style style:name="T22" style:family="text">
      <style:text-properties fo:color="#800000" fo:language="ru" fo:country="RU" fo:font-style="normal" style:font-style-asian="normal" style:font-style-complex="normal"/>
    </style:style>
    <style:style style:name="T23" style:family="text">
      <style:text-properties fo:color="#800000" fo:language="en" fo:country="US"/>
    </style:style>
    <style:style style:name="T24" style:family="text">
      <style:text-properties fo:color="#800000" fo:language="en" fo:country="US" fo:font-style="normal" style:font-style-asian="normal" style:font-style-complex="normal"/>
    </style:style>
    <style:style style:name="T25" style:family="text">
      <style:text-properties fo:color="#800000" fo:font-style="normal" style:font-style-asian="normal" style:font-style-complex="normal"/>
    </style:style>
    <style:style style:name="T26" style:family="text">
      <style:text-properties fo:color="#800000" officeooo:rsid="001a0606"/>
    </style:style>
    <style:style style:name="T27" style:family="text">
      <style:text-properties fo:color="#ff6600"/>
    </style:style>
    <style:style style:name="T28" style:family="text">
      <style:text-properties fo:color="#ff6600" fo:language="ru" fo:country="RU"/>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officeooo:rsid="002d1ab3" style:font-style-asian="normal" style:font-style-complex="normal"/>
    </style:style>
    <style:style style:name="T38" style:family="text">
      <style:text-properties style:use-window-font-color="true" fo:language="en" fo:country="US" fo:font-style="normal" officeooo:rsid="002e987d" style:font-style-asian="normal" style:font-style-complex="normal"/>
    </style:style>
    <style:style style:name="T39" style:family="text">
      <style:text-properties style:use-window-font-color="true" fo:language="en" fo:country="US" fo:font-style="normal" officeooo:rsid="002eb0ec" style:font-style-asian="normal" style:font-style-complex="normal"/>
    </style:style>
    <style:style style:name="T40" style:family="text">
      <style:text-properties style:use-window-font-color="true" fo:language="en" fo:country="US" fo:font-style="normal" officeooo:rsid="002f6932" style:font-style-asian="normal" style:font-style-complex="normal"/>
    </style:style>
    <style:style style:name="T41" style:family="text">
      <style:text-properties style:use-window-font-color="true" fo:language="en" fo:country="US" fo:font-style="normal" fo:background-color="transparent" loext:char-shading-value="0" style:font-style-asian="normal" style:font-style-complex="normal"/>
    </style:style>
    <style:style style:name="T42" style:family="text">
      <style:text-properties style:use-window-font-color="true" fo:font-style="normal" style:font-style-asian="normal" style:font-style-complex="normal"/>
    </style:style>
    <style:style style:name="T43" style:family="text">
      <style:text-properties fo:background-color="transparent" loext:char-shading-value="0"/>
    </style:style>
    <style:style style:name="T44" style:family="text">
      <style:text-properties style:text-position="super 58%"/>
    </style:style>
    <style:style style:name="T45" style:family="text">
      <style:text-properties fo:color="#c5000b"/>
    </style:style>
    <style:style style:name="T46" style:family="text">
      <style:text-properties fo:language="fr" fo:country="FR"/>
    </style:style>
    <style:style style:name="T47" style:family="text">
      <style:text-properties fo:color="#0000ff"/>
    </style:style>
    <style:style style:name="T48" style:family="text">
      <style:text-properties fo:color="#3333ff"/>
    </style:style>
    <style:style style:name="T49" style:family="text">
      <style:text-properties fo:font-style="normal" style:font-style-asian="normal" style:font-style-complex="normal"/>
    </style:style>
    <style:style style:name="T50" style:family="text">
      <style:text-properties fo:color="#0066ff"/>
    </style:style>
    <style:style style:name="T51" style:family="text">
      <style:text-properties fo:color="#0066ff" fo:language="en" fo:country="US" fo:font-style="normal" fo:background-color="transparent" loext:char-shading-value="0" style:font-style-asian="normal" style:font-style-complex="normal"/>
    </style:style>
    <style:style style:name="T52" style:family="text">
      <style:text-properties officeooo:rsid="00031088"/>
    </style:style>
    <style:style style:name="T53" style:family="text">
      <style:text-properties officeooo:rsid="0004017c"/>
    </style:style>
    <style:style style:name="T54" style:family="text">
      <style:text-properties officeooo:rsid="0007ef2b"/>
    </style:style>
    <style:style style:name="T55" style:family="text">
      <style:text-properties officeooo:rsid="000969a4"/>
    </style:style>
    <style:style style:name="T56" style:family="text">
      <style:text-properties officeooo:rsid="000ab464"/>
    </style:style>
    <style:style style:name="T57" style:family="text">
      <style:text-properties officeooo:rsid="000c79f1"/>
    </style:style>
    <style:style style:name="T58" style:family="text">
      <style:text-properties officeooo:rsid="00123a27"/>
    </style:style>
    <style:style style:name="T59" style:family="text">
      <style:text-properties officeooo:rsid="0015e4bf"/>
    </style:style>
    <style:style style:name="T60" style:family="text">
      <style:text-properties officeooo:rsid="0016a72d"/>
    </style:style>
    <style:style style:name="T61" style:family="text">
      <style:text-properties officeooo:rsid="0016bc12"/>
    </style:style>
    <style:style style:name="T62" style:family="text">
      <style:text-properties officeooo:rsid="00188535"/>
    </style:style>
    <style:style style:name="T63" style:family="text">
      <style:text-properties officeooo:rsid="001890d0"/>
    </style:style>
    <style:style style:name="T64" style:family="text">
      <style:text-properties officeooo:rsid="0019f875"/>
    </style:style>
    <style:style style:name="T65" style:family="text">
      <style:text-properties officeooo:rsid="001a0606"/>
    </style:style>
    <style:style style:name="T66" style:family="text">
      <style:text-properties officeooo:rsid="001b2a67"/>
    </style:style>
    <style:style style:name="T67" style:family="text">
      <style:text-properties officeooo:rsid="001ec5f8"/>
    </style:style>
    <style:style style:name="T68" style:family="text">
      <style:text-properties officeooo:rsid="0021b55b"/>
    </style:style>
    <style:style style:name="T69" style:family="text">
      <style:text-properties officeooo:rsid="0023ab8f"/>
    </style:style>
    <style:style style:name="T70" style:family="text">
      <style:text-properties officeooo:rsid="00265d6d"/>
    </style:style>
    <style:style style:name="T71" style:family="text">
      <style:text-properties officeooo:rsid="002d1ab3"/>
    </style:style>
    <style:style style:name="T72" style:family="text">
      <style:text-properties officeooo:rsid="002e987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8"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319737047042668680" text:style-name="L1">
        <text:list-item>
          <text:p text:style-name="P115">добавить детектив <text:span text:style-name="T1">(реализовано)</text:span>+ магические уроки/трактаты Старсвирла (реализовано)</text:p>
        </text:list-item>
        <text:list-item>
          <text:p text:style-name="P116">Терра несколько раз пытается убить Макса (один раз — в аквапарке). Несколько раз Макса спасает Селестия (даёт приказы Нексусу)</text:p>
        </text:list-item>
        <text:list-item>
          <text:p text:style-name="P116">Книги:</text:p>
        </text:list-item>
      </text:list>
      <text:list xml:id="list4496744907659682993" text:style-name="L2">
        <text:list-item>
          <text:p text:style-name="P117">«Великие грифоны прошлого» - из канона (5<text:span text:style-name="T6">s8e)</text:span></text:p>
        </text:list-item>
        <text:list-item>
          <text:p text:style-name="P117">«Высшие заклинания в повседневном использовании: от песчинки до дворца»</text:p>
        </text:list-item>
        <text:list-item>
          <text:p text:style-name="P117">«Малоизвестные аспекты магии трансформаций»</text:p>
        </text:list-item>
        <text:list-item>
          <text:p text:style-name="P1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7">Дасти Вейфарер «Зебрианская культура, быт и фольклор»</text:p>
        </text:list-item>
        <text:list-item>
          <text:p text:style-name="P117">«Краткая история Эквестрии»</text:p>
        </text:list-item>
        <text:list-item>
          <text:p text:style-name="P117">«Шедевры архитектуры Эквестрии» с разделом о Кантерлотском Королевском Дворце</text:p>
        </text:list-item>
        <text:list-item>
          <text:p text:style-name="P117">«Великие дела и великие чары». Страница 893: …</text:p>
        </text:list-item>
        <text:list-item>
          <text:p text:style-name="P117">«Природа Проклятий» - обмен</text:p>
        </text:list-item>
        <text:list-item>
          <text:p text:style-name="P117">«Магия для Чайников» - обмен</text:p>
        </text:list-item>
        <text:list-item>
          <text:p text:style-name="P117">«Энциклопедия Арканум» - обмен</text:p>
        </text:list-item>
        <text:list-item>
          <text:p text:style-name="P117">«О Гейсах» - обмен</text:p>
        </text:list-item>
        <text:list-item>
          <text:p text:style-name="P117">«Тайны Тайных Наук» - обмен</text:p>
        </text:list-item>
        <text:list-item>
          <text:p text:style-name="P117">«Основы Заклятий» - обмен</text:p>
        </text:list-item>
        <text:list-item>
          <text:p text:style-name="P117"><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1185954721573877977" text:style-name="L3">
        <text:list-item>
          <text:p text:style-name="P11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8">Селестия — переменчивая пони. В одно время не строгая, а в другое может быть такой, что страшно становится</text:p>
        </text:list-item>
        <text:list-item>
          <text:p text:style-name="P11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8">Около 820-ти лет назад будущий маг Лайтнинг Стар поступил на обучение к наставнику Тииспоту</text:p>
        </text:list-item>
        <text:list-item>
          <text:p text:style-name="P11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8">У Селестии грива и хвост развеваются и переливаются от магического шампуня</text:p>
        </text:list-item>
        <text:list-item>
          <text:p text:style-name="P118">Тело Селестии очень крепкое — может выдержать несколько тонн земли</text:p>
        </text:list-item>
        <text:list-item>
          <text:p text:style-name="P118">Дискорд намного старше принцесс, его магия сильнее ихней на голову</text:p>
        </text:list-item>
        <text:list-item>
          <text:p text:style-name="P118">Луна младше Селестии на 3 года. Сёстрам около 5000 лет. По другим данным, Селестии около 2500 лет.</text:p>
        </text:list-item>
        <text:list-item>
          <text:p text:style-name="P118">Принцессы начали войну с Дискордом в возрасте, когда им было около 700 лет — и продолжалась война почти сто лет</text:p>
        </text:list-item>
        <text:list-item>
          <text:p text:style-name="P118">Самый главный враг сестёр и Дискорда — скука</text:p>
        </text:list-item>
        <text:list-item>
          <text:p text:style-name="P118">В Эквестрии на одного жеребца приходится четыре - пять кобыл</text:p>
        </text:list-item>
        <text:list-item>
          <text:p text:style-name="P11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8">Селестия в первые полторы тысячи лет путешествовала — и заварила несколько войн (две — с Эквестрией, в одной была против Луны)</text:p>
        </text:list-item>
        <text:list-item>
          <text:p text:style-name="P118">Настоящий цвет гривы Селестии — клубнично-розовая. Радужный цвет гривы и хвоста поддерживается магией</text:p>
        </text:list-item>
        <text:list-item>
          <text:p text:style-name="P118">Кроме Дискорда, старше сестёр ещё старейшина драконов</text:p>
        </text:list-item>
        <text:list-item>
          <text:p text:style-name="P118">Кэйденс не прожила и 60-ти лет и является низкорожденной</text:p>
        </text:list-item>
        <text:list-item>
          <text:p text:style-name="P118">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8">Народ тихо фигел от нововведений и с ещё большим ожесточением продолжал делать по-своему</text:p>
        </text:list-item>
        <text:list-item>
          <text:p text:style-name="P11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8">Когда пони женятся, они обмениваются ножными браслетами</text:p>
        </text:list-item>
        <text:list-item>
          <text:p text:style-name="P118">Светилами, кроме сестёр, могут управлять единороги (группы), Дискорд, Твайлайт и Старсвирл</text:p>
        </text:list-item>
        <text:list-item>
          <text:p text:style-name="P118">Королева Кризалис — правительница Зелёной Долины</text:p>
        </text:list-item>
        <text:list-item>
          <text:p text:style-name="P118">Мать Луны и Селестии — аликорн Лорен. Мать Дискорда — Алиса (пони-человек)</text:p>
        </text:list-item>
        <text:list-item>
          <text:p text:style-name="P11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2">Искусственный интеллект. Создан Владом и Максом. Разработан для управления корпорациями.</text:p>
      <text:h text:style-name="Heading_20_3" text:outline-level="3">Норф</text:h>
      <text:p text:style-name="P8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8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0">Единорог. Холост, молод, мечтателен. Живёт в Кантерлоте. В свободное время рисует облака.</text:p>
      <text:h text:style-name="Heading_20_3" text:outline-level="3">Алекс</text:h>
      <text:p text:style-name="P90">Менеджер проектов, над одним из которых (Нексус) работает Макс.</text:p>
      <text:h text:style-name="Heading_20_3" text:outline-level="3">Ростик</text:h>
      <text:p text:style-name="P90">Лидер команды тестировщиков</text:p>
      <text:h text:style-name="Heading_20_3" text:outline-level="3">Стас</text:h>
      <text:p text:style-name="P90">Программист-новичок в команде Макса.</text:p>
      <text:h text:style-name="Heading_20_3" text:outline-level="3"><text:soft-page-break/>Рома</text:h>
      <text:p text:style-name="P90">Программист в команде UI-программистов</text:p>
      <text:h text:style-name="Heading_20_3" text:outline-level="3">Анджела</text:h>
      <text:p text:style-name="P90">Сисадмин. Флиртует с Максом.</text:p>
      <text:p text:style-name="P90"/>
      <text:h text:style-name="Heading_20_2" text:outline-level="2">Положения</text:h>
      <text:p text:style-name="P9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29" text:outline-level="2">1. Терра</text:h>
      <text:p text:style-name="P27">музыка - кондовая электронная, холодная и отчаянная (Electronics “Disappointed”)</text:p>
      <text:p text:style-name="P92">&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0">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4"><text:note text:id="ftn1" text:note-class="footnote"><text:note-citation>1</text:note-citation><text:note-body><text:p text:style-name="P10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3">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7">В уголке <text:span text:style-name="T6">RnD-</text:span><text:span text:style-name="T1">зоны</text:span><text:span text:style-name="T1"><text:note text:id="ftn3" text:note-class="footnote"><text:note-citation>3</text:note-citation><text:note-body><text:p text:style-name="P10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7">Я повесил куртку на спинку кресла и включил комп.</text:p>
      <text:p text:style-name="P3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7">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59"><text:span text:style-name="T6">&gt;\</text:span>Привет, Нексус. Это Макс.</text:p>
      <text:p text:style-name="P59"><text:span text:style-name="T6">&lt;\</text:span>Привет Макс. <text:span text:style-name="T1">Рад тебя видеть. Где ты отсутствовал три дня?</text:span></text:p>
      <text:p text:style-name="P59"><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5"/>
      <text:p text:style-name="P37">Так, что тут у нас? По логам видно, что <text:s/>три последних запроса вызвали сбои в работе кластера и заставили перегрузиться один из хостов.</text:p>
      <text:p text:style-name="P37">Введём-ка парочку <text:span text:style-name="T1">простейших</text:span> вопросов <text:span text:style-name="T1">для разминки</text:span>.</text:p>
      <text:p text:style-name="P37"/>
      <text:p text:style-name="P59"><text:span text:style-name="T6">&gt;\</text:span>Как называется наш проект?</text:p>
      <text:p text:style-name="P59"><text:span text:style-name="T6">&lt;\</text:span>Дайсон.</text:p>
      <text:p text:style-name="P59"><text:span text:style-name="T6">&gt;\</text:span>Сколько тебе лет?</text:p>
      <text:p text:style-name="P59"><text:soft-page-break/><text:span text:style-name="T6">&lt;\</text:span>Два года с начала запуска кластера.</text:p>
      <text:p text:style-name="P59"><text:span text:style-name="T6">&gt;\</text:span>Какой сейчас год?</text:p>
      <text:p text:style-name="P59"><text:span text:style-name="T6">&gt;\</text:span>202<text:span text:style-name="T1">6</text:span>-й.</text:p>
      <text:p text:style-name="P26"/>
      <text:p text:style-name="P37">Так, на закрытые словарные вопросы ответы есть <text:span text:style-name="T1">—</text:span> значит, речевой транслятор и база знаний в порядке.</text:p>
      <text:p text:style-name="P37">Проверим бизнес-логику на тестовой задачке.</text:p>
      <text:p text:style-name="P36"/>
      <text:p text:style-name="P59"><text:span text:style-name="T6">&gt;\</text:span>Нексус, отключи память <text:span text:style-name="T1">заданий</text:span> за последнюю неделю.</text:p>
      <text:p text:style-name="P59"><text:span text:style-name="T6">&lt;\</text:span>Выполнено.</text:p>
      <text:p text:style-name="P59"><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9"><text:span text:style-name="T6">&lt;\</text:span><text:span text:style-name="T1">Тебя понял. Читаю задачу...</text:span></text:p>
      <text:p text:style-name="P6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0">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0">Ограничени<text:span text:style-name="T1">е 2: решение должно находиться в правовых рамках уголовного и административного кодекса.</text:span></text:p>
      <text:p text:style-name="P60">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0"><text:span text:style-name="T6">&lt;\</text:span><text:span text:style-name="T1">Выполняю задачу</text:span>...</text:p>
      <text:p text:style-name="P60"><text:span text:style-name="T6">&lt;\</text:span>...</text:p>
      <text:p text:style-name="P60"><text:span text:style-name="T6">&lt;\</text:span>Решение:</text:p>
      <text:p text:style-name="P60"><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0"><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6">:47.bmf»</text:span></text:p>
      <text:p text:style-name="P25"/>
      <text:p text:style-name="P34">&lt;<text:span text:style-name="T1">как-то говённо. Улучшить</text:span>&gt;</text:p>
      <text:p text:style-name="P37">Хм, не понял? Ч<text:span text:style-name="T1">ё</text:span> за хрень?</text:p>
      <text:p text:style-name="P37"/>
      <text:p text:style-name="P59"><text:span text:style-name="T6">&gt;</text:span>\Нексус, почему ты используешь жёсткие настройки <text:span text:style-name="T1">для решения задачи</text:span>?</text:p>
      <text:p text:style-name="P59"><text:span text:style-name="T6">&lt;\</text:span>Настройки правильные, <text:span text:style-name="T1">Макс</text:span>.</text:p>
      <text:p text:style-name="P26"/>
      <text:p text:style-name="P37">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7"><text:span text:style-name="T1">Ч</text:span>то у нас с аналитикой?</text:p>
      <text:p text:style-name="P16"/>
      <text:p text:style-name="P59"><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37">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37">Ага, уже теплее.</text:p>
      <text:p text:style-name="P37"/>
      <text:p text:style-name="P59"><text:span text:style-name="T6">&gt;</text:span>\Нексус, выдай <text:span text:style-name="T1">краткую </text:span>диагностику модулей <text:span text:style-name="T1">аналитики</text:span></text:p>
      <text:p text:style-name="P37"/>
      <text:p text:style-name="P37">Йо! </text:p>
      <text:p text:style-name="P37">Видеокамеры молча наблюдают за поднятым вверх <text:span text:style-name="T1">большим пальцем</text:span>.</text:p>
      <text:p text:style-name="P37">Всё понятно. Версия аналитического модуля устарела и стала несовместимой с последним релизом кибермозга. </text:p>
      <text:p text:style-name="P37">Набираю номер прожект-мэнеджера.</text:p>
      <text:p text:style-name="P37"><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7"><text:span text:style-name="T6">– </text:span>Окей. Спасибо, Макс. <text:span text:style-name="T1">Выручил.</text:span></text:p>
      <text:p text:style-name="P37"><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7"><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7"><text:span text:style-name="T1">– </text:span>Ааа, понятно. Ну ладно, у меня всё. <text:span text:style-name="T1">Отбой</text:span>!</text:p>
      <text:p text:style-name="P38"><text:span text:style-name="T1">– Отбой</text:span>. <text:span text:style-name="T1">Ещё раз спасибо, что помог. Жаль, что ты ушёл</text:span><text:span text:style-name="T6">.</text:span></text:p>
      <text:p text:style-name="P66">Гудки.</text:p>
      <text:p text:style-name="P37"><text:soft-page-break/><text:span text:style-name="T1">У</text:span>ходя попрощался с охранником, <text:span text:style-name="T1">увлечённо исследующим тему педофилии</text:span>.</text:p>
      <text:p text:style-name="P37">Всё, свободен. Хотя <text:s/><text:span text:style-name="T1">воскресенье</text:span> уже испорчен<text:span text:style-name="T1">о</text:span>.</text:p>
      <text:p text:style-name="P37"/>
      <text:p text:style-name="P93">***</text:p>
      <text:p text:style-name="P93"/>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3">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1">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text:span text:style-name="T60">3</text:span>4-хэтажного корпуса <text:span text:style-name="T20">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text:soft-page-break/>тех не будет. Стоит ли дрыгаться?</text:p>
      <text:p text:style-name="P23"><text:span text:style-name="T1">Блядь</text:span>, что за мысли пошли!</text:p>
      <text:p text:style-name="P1">Я вспомнил Влада, <text:span text:style-name="T6">&lt;</text:span><text:span text:style-name="T21">месяц</text:span><text:span text:style-name="T6">&gt;</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43">ворил </text:span><text:span text:style-name="T2">—</text:span><text:span text:style-name="T4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7">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3">А у нас получается... </text:span><text:span text:style-name="T2">–</text:span><text:span text:style-name="T4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text:soft-page-break/>AI<text:note text:id="ftn6" text:note-class="footnote"><text:note-citation>6</text:note-citation><text:note-body><text:p text:style-name="P103">AI <text:span text:style-name="T2">– </text:span><text:span text:style-name="T4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8">Картинка дёрнулась и поплыла, звёзды опять стали вращаться.</text:span> </text:p>
      <text:p text:style-name="P1">Теряю сознание, что ли? Надо отойти от перил. Надо...</text:p>
      <text:p text:style-name="P23">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text:span text:style-name="T60">Тридцать</text:span>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62">Музыка быстрая, тревожная, надорваная и печальная (Pet Shop Boys “So Hard” ?)</text:p>
      <text:p text:style-name="P29"/>
      <text:p text:style-name="P9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text:soft-page-break/>Рэрити.</text:p>
      <text:p text:style-name="P29"/>
      <text:p text:style-name="P3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7">Единорог поднял голову.</text:p>
      <text:p text:style-name="P37"><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3">, </text:span><text:span text:style-name="T2">а от валиума таких глюков у меня ни разу не было</text:span><text:span text:style-name="T4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text:span text:style-name="T61">бол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21">Описание получше. Подземелье</text:span><text:span text:style-name="T6">&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oft-page-break/><text:span text:style-name="T1">–</text:span> Так это и есть наш <text:span text:style-name="T35">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0">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39"><text:span text:style-name="T1">–</text:span> Такая <text:span text:style-name="T14">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1">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text:soft-page-break/>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text:span text:style-name="T62">е</text:span>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text:span text:style-name="T63">ли</text:span>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text:span text:style-name="T64">что </text:span>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0">верх</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6">Jack of Hearts</text:span><text:span text:style-name="T46"><text:note text:id="ftn7" text:note-class="footnote"><text:note-citation>7</text:note-citation><text:note-body><text:p text:style-name="Footnote"><text:bookmark text:name="result_box1"/><text:span text:style-name="T46">Jack of Hearts</text:span> <text:span text:style-name="T1">– Червовый валет (фр.)</text:span></text:p></text:note-body></text:note></text:span><text:span text:style-name="T4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text:soft-page-break/>Я смутился и потянулся за платком.</text:p>
      <text:p text:style-name="P13">–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text:soft-page-break/>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4">Спи, сестра моя родная,<text:line-break/>Спи. Усни.<text:line-break/>Крыльями тебя укрою,<text:line-break/>Спи. Усни.</text:p><text:p text:style-name="P104"><text:tab/>В чаще тёмной волки воют,<text:line-break/>Спи. Усни.</text:p><text:p text:style-name="P104"><text:tab/>В мрачном замке духи ноют,<text:line-break/>Спи. Усни.</text:p><text:p text:style-name="P104"><text:tab/>Сказки вечность нам читает,<text:line-break/>Спи. Усни.<text:line-break/>День осенний угасает,<text:line-break/>Спи. Усни.<text:line-break/>Помни только в сне глубоком,</text:p><text:p text:style-name="P10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4">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4">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1">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1">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0">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text:soft-page-break/>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0">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text:span><text:soft-page-break/><text:span text:style-name="T30">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20">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6">3. </text:span>Кантерлот</text:h>
      <text:p text:style-name="P63">Музыка медленная, фэнтезийная, средневековая, изысканая, дворцовая (стиль Dire Straits “Coyote”)</text:p>
      <text:p text:style-name="P23">Глава IV. Пределы магии</text:p>
      <text:p text:style-name="P19"/>
      <text:p text:style-name="P23">Вашему покорному слуге известны четыре предела магии: </text:p>
      <text:list xml:id="list5251521578139258577" text:style-name="L4">
        <text:list-item>
          <text:p text:style-name="P11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9">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9">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text:soft-page-break/>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9">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102"><text:s/>Сколько страниц сегодня нахреначили?</text:p><text:p text:style-name="P103">– <text:span text:style-name="T1">Восемь, о учитель!</text:span></text:p><text:p text:style-name="P103">– Отлично. Надиктую ещё две и сбегаешь за кофе.</text:p></text:note-body></text:note></text:span></text:p>
        </text:list-item>
      </text:list>
      <text:p text:style-name="P7"/>
      <text:p text:style-name="P11">Я захлопнул “Основы заклинан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1">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1">Дискорд исчез. Последний раз драконикуса видели, когда он на своей маленькой и юркой колеснице удалялся в сторону Жеребячьих<text:span text:style-name="T20"> </text:span>гор.</text:p>
      <text:p text:style-name="P61">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1">Я потянулся. Хватит на сегодня чтения. Настало время ежедневной прогулки по городу. Тем более, что у меня есть деньги.</text:p>
      <text:p text:style-name="P61">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1">Так что даже на ремонт одежды и покупку необходимых в повседневной жизни мелочей у меня финансов не было. До недавнего времени. </text:p>
      <text:p text:style-name="P61">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7"><text:soft-page-break/>–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1"><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61"><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text:soft-page-break/>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4">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text:soft-page-break/>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6">4. </text:span>Библиотека</text:h>
      <text:p text:style-name="P18">&lt;<text:span text:style-name="T47">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0">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3"/>
      <text:p text:style-name="P39">На трактат упала тень.</text:p>
      <text:p text:style-name="P40">– Эй, нельзя ли не заслонять …</text:p>
      <text:p text:style-name="P40">Я поперхнулся словом, упёршись носом в покрытую белой шерстью грудь. Селестия оступила, извиняясь.</text:p>
      <text:p text:style-name="P40">– Извини за беспокойство. Просто стало интересно, что ты так увлечённо читаешь? Стража докладывала, что ты днюешь и ночуешь в библиотеке.</text:p>
      <text:p text:style-name="P39"><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40">– Эээ…</text:p>
      <text:p text:style-name="P4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0"><text:soft-page-break/>Она потянулась за спину, сжала зубами зажим, и, после негромкого щелчка, экзоскелет “разошёлся” в стороны.</text:p>
      <text:p text:style-name="P40">– Вот, так лучше. – улыбнулась она, вышагивая из него. – Доктор Плантаго Майор был уверен, что я не дотянусь до замка.</text:p>
      <text:p text:style-name="P40">– Насколько я знаю, тебе было прописано два месяца постельного режима. Сейчас и недели не прошло...</text:p>
      <text:p text:style-name="P40">– Не волнуйся, аликорны куда крепче единорогов, по стандартам которых меня лечат.</text:p>
      <text:p text:style-name="P3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9">Она, почувствовав мой взгляд, подняла нос <text:span text:style-name="T1">из</text:span> книги и <text:s/>посмотрела на меня, насторожив уши.</text:p>
      <text:p text:style-name="P39"><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1">– А по-моему, ты не…</text:p>
      <text:p text:style-name="P39"><text:span text:style-name="T7">– Так, я попрошу! – перебила меня венценосная кобыла. – Давай, ты не будешь лезть в мои дела, а я не буду</text:span><text:span text:style-name="T4">… эээ… ммм…</text:span></text:p>
      <text:p text:style-name="P41">– Не будешь что?</text:p>
      <text:p text:style-name="P52">Селестия нахмурилась и приняла грозный вид.</text:p>
      <text:p text:style-name="P52"><text:span text:style-name="T6">– </text:span>Не забывай, человек, я — могущественный маг и правитель Эквестрии. Ко мне нужно относиться с должным уважением!</text:p>
      <text:p text:style-name="P52"><text:span text:style-name="T6">– </text:span>А то что? Превратишь в жабу? Сошлёшь на Луну? Убьёшь нахер?</text:p>
      <text:p text:style-name="P52">Аликорница сникла. Уши её опустились.</text:p>
      <text:p text:style-name="P52"><text:span text:style-name="T6">– </text:span>Макс, не надо... Ты же знаешь, я этого не сделаю.</text:p>
      <text:p text:style-name="P52"><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1">– О, небо! Я забыла распорядиться насчёт тебя! Какая же я тупая! Макс, извини, пожалуйста!</text:p>
      <text:p text:style-name="P52"><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52"><text:span text:style-name="T6">Аликорница уселась н</text:span>а пол <text:span text:style-name="T6">и прижала копыто к груди.</text:span></text:p>
      <text:p text:style-name="P41">– Да будет так! Сим заявляю, что отныне и впредь буду общаться с тобой на равных, человек Макс. Слово Селестии!</text:p>
      <text:p text:style-name="P52"><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52"><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6">– </text:span>Вот, читай отсюда. <text:span text:style-name="T6">– а</text:span>ликорница подчеркнула абзац копытом.</text:p>
      <text:p text:style-name="P52"/>
      <text:p text:style-name="P55"><text:soft-page-break/>***</text:p>
      <text:p text:style-name="P55"/>
      <text:p text:style-name="P5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6">Но величайшая справедливость юниверсума заключается в том, что не существует безвыходных положений. Всегда есть надежда.</text:p>
      <text:p text:style-name="P5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0">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1">– Теперь ты понимаешь, почему мы не ожидали увидеть тебя? Мы, вообще-то, вызывали сверхаликорна…</text:p>
      <text:p text:style-name="P41">Я повернулся к Селестии.</text:p>
      <text:p text:style-name="P4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1">Аликорница отвернулась.</text:p>
      <text:p text:style-name="P41">– Это очень чувствительная тема. – сказала она после недолгой заминки. – <text:s/>Постыдная для нас.</text:p>
      <text:p text:style-name="P41">– Какая тема?</text:p>
      <text:p text:style-name="P41">Селестия повернулась, но старалась избегать меня взглядом.</text:p>
      <text:p text:style-name="P41">– Магия.</text:p>
      <text:p text:style-name="P41">– Что?</text:p>
      <text:p text:style-name="P4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1">Я посмотрел на аликорницу. Та старательно делала вид, что интересуется состоянием лака на копыте.</text:p>
      <text:p text:style-name="P41">– То есть, вы почувствовали ослабление своих магических способностей, и решили, что миру приходит конец?</text:p>
      <text:p text:style-name="P41"><text:soft-page-break/>–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1">– Ээээ… ммм… А вы пробовали обратиться к врачу? – начал я как можно мягче.</text:p>
      <text:p text:style-name="P41">БАЦ!</text:p>
      <text:p text:style-name="P41">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1">– Это бесполезно… Он не верит мне. У меня нет времени его переубедить.</text:p>
      <text:p text:style-name="P41">Потом она обратилась ко мне.</text:p>
      <text:p text:style-name="P41">– <text:s/>Извини. Сорвалась. Мне очень стыдно. Последнее время всё идёт наперекосяк, совсем не так, как мы планировали.</text:p>
      <text:p text:style-name="P4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1"><text:span text:style-name="T1">– Зачем? </text:span>– спросил я. – Что это за театр, твоё… Ваше Высочество? Во-первых, я не давал своё согласие на чтение моих мыслей. Во-вторых…</text:p>
      <text:p text:style-name="P41">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text:soft-page-break/>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1">Аликорница <text:span text:style-name="T1">прислушалась, </text:span>всполошилась и стала носиться по читальному залу с загнанным видом.</text:p>
      <text:p text:style-name="P41">– <text:s/>Кентаврячьи яйца! Они нашли меня!</text:p>
      <text:p text:style-name="P4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1">– <text:s/>Ты! Чего! Делаешь! Твоё, <text:span text:style-name="T1">блин,</text:span> высочество!!! – <text:s/>я едва уберёг <text:span text:style-name="T1">своё </text:span>естество от острого рога.</text:p>
      <text:p text:style-name="P41">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1">– Помоги! Мне самой не закрыть замок, – <text:s/>обратилась аликорница ко мне, тщётно пытаясь охватить зубами раскрытую защёлку.</text:p>
      <text:p text:style-name="P4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1">–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1">– <text:s/>Давай я помогу! – <text:s/>Селестия изогнула шею и стала зубами сжимать защёлку.</text:p>
      <text:p text:style-name="P41">ШЛОП!</text:p>
      <text:p text:style-name="P4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1">–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1"><text:span text:style-name="T1">– Занавес. </text:span>– <text:s/><text:span text:style-name="T1">подытожил я.</text:span></text:p>
      <text:p text:style-name="P41"><text:soft-page-break/></text:p>
      <text:h text:style-name="P130" text:outline-level="2"><text:span text:style-name="T6">5. </text:span>Индиго</text:h>
      <text:p text:style-name="P41"/>
      <text:p text:style-name="P41">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text:soft-page-break/>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я его знаю! Мы с Шейлой ходили к нему играть, пока она не пропала. У Норфа интересно!</text:p>
      <text:p text:style-name="P52"><text:soft-page-break/>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5">***</text:p>
      <text:p text:style-name="P52">&lt;<text:span text:style-name="T47">Depeche Mode - Painkiller</text:span>&gt;</text:p>
      <text:p text:style-name="P5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text:span text:style-name="T65">&lt;</text:span><text:span text:style-name="T26">расписать сложности общения и мороку с этикетом</text:span><text:span text:style-name="T65">&gt;</text:span></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Ишь ты!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2"/>
      <text:p text:style-name="P52">Селестия встала, потянувшись по-кошачьи, и направилась к выходу. У двери он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text:span text:style-name="T66">череду </text:span>тех — прежних. Тебе кажется, что ты их преда<text:span text:style-name="T66">ё</text:span>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29" text:outline-level="2">6. Стыд</text:h>
      <text:p text:style-name="P52"/>
      <text:p text:style-name="P56">~~~ Завтра на семь в библиотеке ~~~</text:p>
      <text:p text:style-name="P56"/>
      <text:p text:style-name="P52">–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text:soft-page-break/>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саквояж и сунул его в рюкзак.</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5">***</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text:soft-page-break/>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text:soft-page-break/>–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2">– А как ты сама помнишь о том заклинании, если оно стёрто из бытия? – резонно подметил я.</text:p>
      <text:p text:style-name="P52">– У меня есть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text:soft-page-break/>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48">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0">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9"><text:soft-page-break/>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text:soft-page-break/>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3">старший. </text:span><text:span text:style-name="T2">–</text:span><text:span text:style-name="T4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6">— умение делегировать полномочия. Вечером того же дня я села за письменный стол.</text:span></text:p>
      <text:p text:style-name="P41">“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2"/>
      <text:p text:style-name="P55">***</text:p>
      <text:p text:style-name="P52"/>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text:soft-page-break/>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6">—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Тия. Если хочешь.</text:p>
      <text:p text:style-name="P52">– Хорошо. До встречи, Тия.</text:p>
      <text:p text:style-name="P52">– До встречи, Макс.</text:p>
      <text:p text:style-name="P52"/>
      <text:h text:style-name="Heading_20_2" text:outline-level="2"><text:span text:style-name="T1">8</text:span>. <text:span text:style-name="T6">40-6</text:span></text:h>
      <text:p text:style-name="P64">Mark Knopfler — Hill Farmers Blues — или на следующую главу (прощание)</text:p>
      <text:p text:style-name="P52"/>
      <text:p text:style-name="P5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0">Истончения </text:span>(быть может, к счастью). Всё, что я могу <text:span text:style-name="T6">— оставить тебе напутствие.</text:span></text:p>
      <text:p text:style-name="P56"><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6"><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6">Будь снисходителен. Будь терпелив, добр и, по возможности, мудр <text:span text:style-name="T6">— </text:span>и ты увидишь, как мир <text:soft-page-break/>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56">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1">…</text:p>
      <text:p text:style-name="P52">Тоже мне, философ выискался, Диоген копытный! Вот не люблю, когда всякие "гуру" с глубокомысленным видом порют чушь. Эквестрия <text:span text:style-name="T12">—</text:span> отличная страна, пони <text:span text:style-name="T12">— </text:span><text:span text:style-name="T6">прекрасные создания, порядки тут отличные! Чисто, культурно, вежливо. Дворецкий </text:span><text:span text:style-name="T12">—</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9"> </text:span><text:span text:style-name="T36">— вся архитектура явно </text:span><text:span text:style-name="T32">была </text:span><text:span text:style-name="T36">заточена под крылатых. Таких, для которых приземлиться на балкон в тронном зале или уйти через портик на крыше</text:span><text:span text:style-name="T49"> </text:span><text:span text:style-name="T36">— обычное дело. </text:span><text:span text:style-name="T49">Хорошо, что ежедневные посещения каретной мастерской подняли мой тонус, изрядно посаженный сидячим образом жизни.</text:span></text:p>
      <text:p text:style-name="P1"><text:span text:style-name="T4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6"> </text:span><text:span text:style-name="T32">Его центр занимал высокий </text:span><text:span text:style-name="T36">кругл</text:span><text:span text:style-name="T32">ый</text:span><text:span text:style-name="T36"> </text:span><text:span text:style-name="T32">футон</text:span><text:span text:style-name="T36"> </text:span><text:span text:style-name="T32">с</text:span><text:span text:style-name="T36"> велик</text:span><text:span text:style-name="T32">им</text:span><text:span text:style-name="T36"> множество</text:span><text:span text:style-name="T32">м</text:span><text:span text:style-name="T36"> подушек. Среди них я с удивлением заметил плюшевую единорожку фиолетового цвета. За полускрытым гардинами проёмом виднелся </text:span><text:soft-page-break/><text:span text:style-name="T36">широкий балкон с низенькими пузатыми перилами. Пахло лавандовым маслом.</text:span></text:p>
      <text:p text:style-name="P41">– Рада тебя видеть, Макс. – знакомый силуэт на балконе повернулся в мою сторону. Гардины раздвинулись и Селестия вошла в комнату.</text:p>
      <text:p text:style-name="P41">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0">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1">Аликорница смотрела на меня из под чёлки с фирменной саркастической улыбочкой.</text:p>
      <text:p text:style-name="P41">– <text:span text:style-name="T1">Такое впечатление, что ты увидел не меня, а василиска! Отомри!</text:span></text:p>
      <text:p text:style-name="P52">Я выдохнул.</text:p>
      <text:p text:style-name="P41">– <text:span text:style-name="T1">Как ты это делаешь? Я видел тебя и раньше, но ты никогда не была такой... Такой...</text:span></text:p>
      <text:p text:style-name="P4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1">–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1">– <text:span text:style-name="T1">О каких подпольщиках ты говоришь? В Эквестрии зреет революция?</text:span></text:p>
      <text:p text:style-name="P41">Селестия подошла к фонтанчику и начала набирать воду в серебряный чайник.</text:p>
      <text:p text:style-name="P4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text:span><text:span text:style-name="T5">и бюрократия</text:span><text:span text:style-name="T1"> исчезнут. Несчастные!</text:span></text:p>
      <text:p text:style-name="P4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4">–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6">— </text:span><text:span text:style-name="T13">корректировка орбиты слишком груба для поддержания благоприятных условий</text:span>.</text:p>
      <text:p text:style-name="P41"><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1"><text:soft-page-break/>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1"><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1"><text:span text:style-name="T1">–</text:span> Мы же договорились! Тия! Не хватало мне ещё слышать официоз у себя дома. Его в моей жизни и так хватает.</text:p>
      <text:p text:style-name="P41">Она открыла шкафчик и, потянув зубами золотой шнурок, вытащила чёрный с золотом пакетик.</text:p>
      <text:p text:style-name="P41"><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1">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1"><text:span text:style-name="T1">–</text:span> Не стой столбом, Макс! Об тебя можно взгляд поцарапать!</text:p>
      <text:p text:style-name="P41">Я присел на краешек. Она немного придвинулась ко мне и смешливо сощурилась.</text:p>
      <text:p text:style-name="P41"><text:span text:style-name="T1">–</text:span> Ты не против, если мы продолжим знакомство? Я хотела пригласить тебя на чай ещё вчера, но землетрясение…</text:p>
      <text:p text:style-name="P4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1">Тия виновато сморщила нос.</text:p>
      <text:p text:style-name="P4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text:span text:style-name="T67">сердечный приступ у моего церемонимейстера и сплетни</text:span>, которые повредят, в первую очередь, тебе же. Надеюсь, ты не обиделся?</text:p>
      <text:p text:style-name="P41">Я молчал, раздумывая, чтобы такое остроумное ляпнуть в ответ, когда аликорница шутливо ткнула меня копытом в плечо. </text:p>
      <text:p text:style-name="P41"><text:span text:style-name="T1">–</text:span> Ну же, Макс, ты как деревянный! Расслабься! Можно подумать, тебя никогда раньше не приглашали на свидания!</text:p>
      <text:p text:style-name="P41">От неожиданности я повалился на ложе.</text:p>
      <text:p text:style-name="P41"><text:span text:style-name="T1">–</text:span> Эй, полегче! Ты пихаешься, как бульдозер!</text:p>
      <text:p text:style-name="P4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1">Сняв полотенце с заварника, Тия разлила заварку по чашкам. Затем, мурлыкая про себя какую-то <text:soft-page-break/>мелодию, наполнила их кипятком до краёв. Внезапно, обернувшись ко мне и подмигнув, она рассмеялась и вылила содержимое чашек в раковину.</text:p>
      <text:p text:style-name="P41"><text:span text:style-name="T1">–</text:span> Ты чего??? <text:span text:style-name="T1">–</text:span> я непонимающе уставился на аликорницу.</text:p>
      <text:p text:style-name="P4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6">Мне печалиться не стоит</text:p><text:p text:style-name="P106">Жизнь прекрасна и ярка</text:p><text:p text:style-name="P106">Телом молода, душою —</text:p><text:p text:style-name="P106">Как дракон морской мудра</text:p><text:p text:style-name="P106"/><text:p text:style-name="P106">Я видала взлёт империй,</text:p><text:p text:style-name="P106">Я жила среди легенд,</text:p><text:p text:style-name="P106">Древней магии мистерий</text:p><text:p text:style-name="P106">Я прилежнейший студент</text:p><text:p text:style-name="P106"/><text:p text:style-name="P106">Обожаема народом,</text:p><text:p text:style-name="P106">Уважаема врагом,</text:p><text:p text:style-name="P106">Но друзей моих немного,</text:p><text:p text:style-name="P106">Но жжёт душу холодом</text:p><text:p text:style-name="P106"/><text:p text:style-name="P106">Одинока и печальна,</text:p><text:p text:style-name="P106">Недоступна и строга,</text:p><text:p text:style-name="P106">Потеряла изначальный</text:p><text:p text:style-name="P106">Смысл жизни навсегда</text:p><text:p text:style-name="P106"/><text:p text:style-name="P106">Жизнь моя теперь публична,</text:p><text:p text:style-name="P106">Жизнь моя теперь для всех,</text:p><text:p text:style-name="P106">В этом — горе, в этом — счастье,</text:p><text:p text:style-name="P106">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1">Аликорница поводила носом над чашками и заметила:</text:p>
      <text:p text:style-name="P4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1">Я трогал пальцем ноги воду, сидя на бортике бассейна, когда дверь открылась и внутрь сунулся нос аликорницы.</text:p>
      <text:p text:style-name="P41">– Тебе в чай класть мёд или сахар? – спросила она, невинно наблюдая за моими тщётными попытками прикрыться.</text:p>
      <text:p text:style-name="P4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1">– Ты бы предупреждала, прежде чем войти, что ли? – просипел я. </text:p>
      <text:p text:style-name="P4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1">– Мёд. Или сахар. На твоё усмотрение.</text:p>
      <text:p text:style-name="P41"><text:soft-page-break/>– Как скажешь. – нос Тии скрылся за дверью.</text:p>
      <text:p text:style-name="P41">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1">– О, ты уже?</text:p>
      <text:p text:style-name="P41">Аликорница поставила на поднос чашки и плетёнку с бубликами и подошла с ним к тюфяку.</text:p>
      <text:p text:style-name="P41">– А почему ты опустила жалюзи на окне в ванной? Оттуда такой прекрасный вид!</text:p>
      <text:p text:style-name="P41">–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1">–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1">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1">Я повернулся к Тие. Мне пришлось осторожно напрягать мускулы шеи, чтобы они случайно не отвернули голову нафиг.</text:p>
      <text:p text:style-name="P41">– Это просто бомба! Я чувствую себя богом! Кажется, я понял секрет вашей силы и долголетия: вы пьёте эту траву каждый день.</text:p>
      <text:p text:style-name="P41">Аликорница громко и заразительно рассмеялась. Я присоединился к ней. <text:span text:style-name="T1">По телу прошлась волна лёгкого покалывания.</text:span><text:span text:style-name="T21">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Тия легла рядом и тепло дунула мне в ухо.</text:p>
      <text:p text:style-name="P41">– <text:span text:style-name="T1">Ты готов познакомиться поближе? Совсем близко?</text:span></text:p>
      <text:p text:style-name="P4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text:span><text:soft-page-break/><text:span text:style-name="T1">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52">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39"><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9"><text:span text:style-name="T6">–</text:span> А водку у вас принято пить?</text:p>
      <text:p text:style-name="P39"><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52"><text:soft-page-break/><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6">– Это ты называешь “дружбой”? – с </text:span>улыбкой хмыкнул<text:span text:style-name="T6"> я. – </text:span>Мне нравится твоё чувство юмора.</text:p>
      <text:p text:style-name="P52">Аликорница нахмурилась.</text:p>
      <text:p text:style-name="P52"><text:span text:style-name="T6">–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52">Копыто аликорницы закрыло мне рот прежде чем я успел договорить заветное слово.</text:p>
      <text:p text:style-name="P41">– Макс, не надо! – умоляюще произнесла аликорница. – Не продолжай! Пожалуйста!</text:p>
      <text:p text:style-name="P41">Слова встали у меня поперёк горла. Я медленно отодвинул копыто от лица и потрясённо уставился на неё.</text:p>
      <text:p text:style-name="P41">– Но почему? – в конце-концов выдавил я. – Что не так? Это из-за того, что я — человек?</text:p>
      <text:p text:style-name="P41">Тия виновато закусила губу и отвернулась.</text:p>
      <text:p text:style-name="P4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1">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1">– Макс… Я не смогу сделать тебя бессмертным… Мне очень жаль… Извини…</text:p>
      <text:p text:style-name="P4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1">Слёзы злости душили меня, но я сдержался.</text:p>
      <text:p text:style-name="P41"><text:soft-page-break/>– Охренеть. – сказал я холодно. – А я прям напрашивался!</text:p>
      <text:p text:style-name="P4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1">“..пожалуйста, останься...”</text:p>
      <text:p text:style-name="P41">Где этот чёртов носок?</text:p>
      <text:p text:style-name="P41">“...пойми, это эффект лазурного вина...”</text:p>
      <text:p text:style-name="P41">Джинсы узкие, блядь! На мокрое тело хрен натянешь...</text:p>
      <text:p text:style-name="P41">“...ох, я глупая...”</text:p>
      <text:p text:style-name="P41">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1">–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1"/>
      <text:p text:style-name="P55">***</text:p>
      <text:p text:style-name="P4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6">– </text:span><text:span text:style-name="T32">Говорят, в </text:span><text:span text:style-name="T16">Додж </text:span><text:span text:style-name="T17">Джанкшн</text:span><text:span text:style-name="T3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6">– </text:span><text:span text:style-name="T42">А из Пинто Крика уже месяц нет новостей...</text:span></text:p>
      <text:p text:style-name="P5"><text:span text:style-name="T36">– </text:span><text:span text:style-name="T4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5"><text:span text:style-name="T42">– </text:span>“<text:span text:style-name="T1">Что я могу сделать, чтобы вернуть всё назад?</text:span>”</text:p>
      <text:p text:style-name="P13"><text:soft-page-break/><text:span text:style-name="T42">– </text:span><text:span text:style-name="T32">Так и сказала?</text:span></text:p>
      <text:p text:style-name="P1"><text:span text:style-name="T36">–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42">– </text:span><text:span text:style-name="T32">Что бы это значило, Флер?</text:span></text:p>
      <text:p text:style-name="P13"><text:span text:style-name="T42">– </text:span><text:span text:style-name="T32">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52">…</text:p>
      <text:p text:style-name="P58">–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8">– Куда проваливаться?</text:p>
      <text:p text:style-name="P58">– Они не знают. В тех провалах не видно дна...</text:p>
      <text:p text:style-name="P58">…</text:p>
      <text:p text:style-name="P5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8">– Леди и джентлькольты! Приём окончен! Её Высочество Принцесса Селестия будет рада видеть <text:s/>вас в следующую среду!</text:p>
      <text:p text:style-name="P5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40">– Привет, Селестия. – подчёркнуто нейтрально обратился я. – Как дела?</text:p>
      <text:p text:style-name="P40">– Привет… Макс. <text:s/>Не очень, мягко говоря.</text:p>
      <text:p text:style-name="P39"><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40">–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text:span text:style-name="T68">еду</text:span>. Сколько мы с Луной приложили сил, чтобы <text:soft-page-break/>выправить ситуацию!</text:p>
      <text:p text:style-name="P1"><text:span text:style-name="T6">–</text:span> А почему вы не поселитесь в более пригодном для земледелия месте?</text:p>
      <text:p text:style-name="P40">–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0">Селестия подошла к фонтанчику, обмакнула в него копыто и провела им по лбу.</text:p>
      <text:p text:style-name="P4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0">Я сделал вид, что не заметил полунамёка в последнем предложении. Выяснять отношения <text:span text:style-name="T68">и мириться</text:span> мне не хотелось.</text:p>
      <text:p text:style-name="P40">– Порадовать, к сожалению, нечем. Твой приятель, Норфолк Каррус, исчез.</text:p>
      <text:p text:style-name="P40">– И Норф? О-о-о, нет!</text:p>
      <text:p text:style-name="P40">Селестия в отчаянии села на пол, прижав копыто к виску.</text:p>
      <text:p text:style-name="P40">– Что значит “и”? – поинтересовался я. – Исчез кто-то ещё?</text:p>
      <text:p text:style-name="P40">Аликорница опустошенно качала головой, тихо говоря в пространство:</text:p>
      <text:p text:style-name="P40">–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40">Аликорница подняла голову и растерянно посмотрела на меня.</text:p>
      <text:p text:style-name="P4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0">– Может, спросишь Луну, куда деваются пони? Сон по её части.</text:p>
      <text:p text:style-name="P39"><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0">– Может, мне поговорить с ней?</text:p>
      <text:p text:style-name="P39"><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41">– Ну ок. Тогда она обрадуется следующей новости: я ухожу.</text:p>
      <text:p text:style-name="P41">Селестия еле заметно дрогнула ушами. Она отвернулась и молча смотрела в окно, не выказывая эмоций.</text:p>
      <text:p text:style-name="P41">Я продолжил.</text:p>
      <text:p text:style-name="P4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1">Поза аликорницы стала чуть менее скованной. На грани слышимости я уловил её вздох. Она наконец повернулась ко мне и слабо улыбнулась.</text:p>
      <text:p text:style-name="P41">– Да, Макс. Я тоже думаю, тебе лучше отправиться в Понивилль. Твайли очень прилежная ученица, <text:soft-page-break/>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За пределами Кантерлота без документов у тебя могут возникнуть проблемы. <text:span text:style-name="T69">Нашей бюрократии хоть и далеко до грифоньей, но мороки она при желании тоже может доставить немало.</text:span></text:p>
      <text:p text:style-name="P41">– А в мешочке что?</text:p>
      <text:p text:style-name="P41">– Немного денег. <text:span text:style-name="T20">Пусть ты и зол на меня, </text:span>я отвечаю за тебя, пока ты живёшь в Эквестрии. Не отказывайся, прошу тебя,</text:p>
      <text:p text:style-name="P41">Я хотел было оскорбиться такой опекой со стороны аликорницы, но, глянув в её глаза, передумал.</text:p>
      <text:p text:style-name="P41">– Твоё высочество<text:span text:style-name="T1">, ты, вообще, спишь по ночам? У тебя глаза красные, как у кролика-альбиноса.</text:span></text:p>
      <text:p text:style-name="P4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1">–<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39"><text:span text:style-name="T7">&lt;</text:span><text:span text:style-name="T24">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41">&lt;</text:span><text:span text:style-name="T51">Mark Knopfler - </text:span><text:span text:style-name="T50">Hill Farmer's Blues</text:span><text:span text:style-name="T41">&gt;</text:span></text:p>
      <text:p text:style-name="P49">***</text:p>
      <text:p text:style-name="P41"/>
      <text:p text:style-name="P51">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1">–<text:span text:style-name="T1"> Но магия есть и сейчас, мам!</text:span></text:p>
      <text:p text:style-name="P51"><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1"><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6">Так возникли пони и многие другие.</text:p>
      <text:p text:style-name="P51"><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1">–<text:span text:style-name="T1"> Весь мир как Вечнодикий лес?</text:span></text:p>
      <text:p text:style-name="P5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text:soft-page-break/>связаны со своими подопечными в единое целое.</text:p>
      <text:p text:style-name="P56">– Мааам, а со мной связан элементаль?</text:p>
      <text:p text:style-name="P56">–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1"><text:span text:style-name="T1">– Конечно, мам! «День горящего очага» </text:span>— <text:span text:style-name="T1">верно?</text:span></text:p>
      <text:p text:style-name="P56">–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56">Так возникли аликорны.</text:p>
      <text:p text:style-name="P56">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56">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56">Тут и сказке конец. А теперь, Эйприл, залазь на полку и закрывай глазки.</text:p>
      <text:p text:style-name="P56">– Ну мааам! Раскажи ещё что-нибудь! Про Сомбру!</text:p>
      <text:p text:style-name="P56">–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56">– А почему только тебя? А меня? А дядю-горгулия?</text:p>
      <text:p text:style-name="P56">– <text:s/>Тебя я забрать ему не дам. А в дядю не тыкай копытом, это невежливо! Спи уже, мой маленький!</text:p>
      <text:p text:style-name="P56">– Поцелуй меня на ночь, мам!</text:p>
      <text:p text:style-name="P56">– Конечно, мой хороший...</text:p>
      <text:p text:style-name="P56"/>
      <text:p text:style-name="P41">Вагоны убаюкивающе перестукивались по рельсам, унося меня прочь от Кантерлота. Я перевернулся на другой бок и провалился в сон.</text:p>
      <text:p text:style-name="P41"/>
      <text:h text:style-name="Heading_20_2" text:outline-level="2">10. Понивилль</text:h>
      <text:p text:style-name="P41"/>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text:soft-page-break/>истории, культуре и инфраструктуре, мэр предложила мне на выбор три пустующих дома в разных частях городка.</text:p>
      <text:p text:style-name="P41">–<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3"/>
      <text:p text:style-name="P22">***</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я устроил себе небольшую экскурсию и прохаживался вдоль рядов с выражением мечтательного идиота. Вот за горой аппетитной морковки обнаружилась кудрявая пони золотистого цвета. Полулёжа за прилавком и подперев голову копытом, она проводила меня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20">меткоискатели потом устроят во дворе за домом Макса эксперимент по </text:span><text:s/><text:span text:style-name="T20">полёту на реактивном воздушном змее с антиоблачной пушкой — хотят быть погодными пони</text:span>&gt;. А вот...</text:p>
      <text:p text:style-name="P1"><text:span text:style-name="T36">–</text:span><text:span text:style-name="T32"> Эй, верзила, поосторожнее, лягать тебя в круп! Куда прёшься-то?</text:span></text:p>
      <text:p text:style-name="P13">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41">– Ты что, как-тя-там, впервые на базаре? Так таращишься по сторонам, как будто морковку с картохой впервые в жизни увидел.</text:p>
      <text:p text:style-name="P4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1">Я перегнулся через прилавок, стараясь рассмотреть кьютимарку кобылки. </text:p>
      <text:p text:style-name="P41">– Слышь, красавчик, ты сидру перепил, или как? Чёй-та тебя мои фланки заинтересовали? Если хочешь подкатить оглобли, дак сначала я тя сводить на кино с конфетами должна. – поняха припечатала монетку к прилавку и с любопытством взглянула на меня.</text:p>
      <text:p text:style-name="P41">Так и есть! На крупе кобылки красовались три яблока. Вот только, блин, как её звали-то?</text:p>
      <text:p text:style-name="P41">– <text:s/>Прошу прощения, Аппл.. Эппл.. Эпплхэт?</text:p>
      <text:p text:style-name="P41">– Ща залеплю оплеуху. – мрачно процедила пони. – Мало того, что таращится, как василиск, так ещё и издевается.</text:p>
      <text:p text:style-name="P41">– Да ладно тебе, Эй-Джей! Вполне милое имя. – хихикнул дракончик с кукурузой, проходя мимо.</text:p>
      <text:p text:style-name="P41">Ага, вот!</text:p>
      <text:p text:style-name="P41">– Извините меня пожалуйста, Эй-Джей, просто мне показалось, что вы напоминаете одну мою знакомую.</text:p>
      <text:p text:style-name="P41">– Эй-Джей я для друзей! – сварливо заметила поняха, – А для всех остальных — тебя тоже! — <text:soft-page-break/>Эпплджек.</text:p>
      <text:p text:style-name="P41">Блин, опять облажался. Как-то хреново начинается знакомство с Понивиллем.</text:p>
      <text:p text:style-name="P41">– Понял. А меня зовут Макс. Приятно было познакомиться, Эпплджек.</text:p>
      <text:p text:style-name="P41">Я повернулся было уходить.</text:p>
      <text:p text:style-name="P41">– Э-э-э… Макс?</text:p>
      <text:p text:style-name="P41">– Да? – я повернулся обратно.</text:p>
      <text:p text:style-name="P41">Поняха водила копытом по прилавку. Надвинутая на лоб шляпа скрывала выражение мордочки. </text:p>
      <text:p text:style-name="P4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1">Я вернулся к прилавку.</text:p>
      <text:p text:style-name="P4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1">– Сколько стоят вот эти? – указал я на пирамидку красных яблок размером с треть арбуза каждое.</text:p>
      <text:p text:style-name="P41">– Ред Делишес? Две серебряшки.</text:p>
      <text:p text:style-name="P41">– Куча?</text:p>
      <text:p text:style-name="P41">– Ну ты даёшь! – хмыкнула Эпплджек. – Даже не смешно.</text:p>
      <text:p text:style-name="P41">– Неужели штука?</text:p>
      <text:p text:style-name="P41">Поняшка выпрыгнула из-за прилавка и смерила меня долгим взглядом.</text:p>
      <text:p text:style-name="P41">–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1">Я улыбнулся и кивнул в ответ. Ситуация начала выправляться.</text:p>
      <text:p text:style-name="P4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Додж Джанкшена. Через пару недель вишни и у нас появятся, тогда цена на них упадёт.</text:p>
      <text:p text:style-name="P41">– А сколько стоит вот это? – указал я на небольшую прикрытую от солнца мешковиной баночку с содержимым удивительной радужной расцветки.</text:p>
      <text:p text:style-name="P4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1">Поняшка набрала ложечку джема и предложила мне. </text:p>
      <text:p text:style-name="P41">Первые секунды я просто стоял с блаженной улыбкой, ощущая, как ароматный нектар тает на языке. Потом ко мне вернулся дар речи.</text:p>
      <text:p text:style-name="P41">– Это просто восхитительно! Чудесно! Никогда такого не пробовал! И даже представить не мог, что такая вкуснотень существует!</text:p>
      <text:p text:style-name="P41">Эпплджек просто расцвела от моих дифирамбов.</text:p>
      <text:p text:style-name="P41"><text:soft-page-break/>– Тебе, <text:span text:style-name="T58">сахарок,</text:span> как гостю города, сделаю скидку. Забирай за шестьдесят. Раньше меньше чем золотой не отдавала.</text:p>
      <text:p text:style-name="P41">Расплачиваясь, я спросил:</text:p>
      <text:p text:style-name="P41">– Ты, случаем, не знаешь, как пройти к городской библиотеке?</text:p>
      <text:p text:style-name="P41">Эпплджек, вскинув копыто ко лбу, запричитала:</text:p>
      <text:p text:style-name="P41">– Эх, на пять минут со Спайком разминулся! Он бы тебя провёл к<text:span text:style-name="T58">уда надо</text:span>. Да что там, я б и сама провела, если бы могла оставить прилавок. <text:s/>Вот Дискорд! Без проводника ты точно заблудишься!</text:p>
      <text:p text:style-name="P41">Тут Эпплджек прервалась и что есть силы замахала кому-то:</text:p>
      <text:p text:style-name="P41">– Рэр! Эй! Рэр! Давай к нам!</text:p>
      <text:p text:style-name="P4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отточенные изящные движения придавали кобылке кантерлотский шарм.</text:p>
      <text:p text:style-name="P41">– Добрый день, Эпплджек. – сдержанно поздоровалась она, незаметно скосив на меня взглядом в немом вопросе. Хорошо поставленный певучий голос кобылки больше подошёл бы опере, чем рынку.</text:p>
      <text:p text:style-name="P41">– Знакомься, Рэрити, это Макс! Странник из дал<text:span text:style-name="T58">ё</text:span>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text:span text:style-name="T54">библиотеке</text:span>. Проведёшь?</text:p>
      <text:p text:style-name="P41">– Эпплджек! Сколько можно повторять: <text:span text:style-name="T58">дизайнер</text:span>, а не рукодельница! Проведу, конечно. – устало произнесла Рэрити.</text:p>
      <text:p text:style-name="P41">– А какая разница? – беспечно махнула копытом Эпплджек, не обращая внимание на нахмурившуюся единорожку. – Шмотки — они и в Эппллузе шмотки.</text:p>
      <text:p text:style-name="P41">– Разница, как если бы тебя вместо огородницы назвали… ммм… <text:s/>реднеком. Пойдёмте, Макс.</text:p>
      <text:p text:style-name="P4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1">– Это ты меня, фермершу в третьем поколении, назвала “огородницей”?!! Чтоб мне лопнуть, если меня оскорбляли сильнее! Вы, городские, банан от огурца не отличите!</text:p>
      <text:p text:style-name="P4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41">– Огородница!.. Ишь, чего выдумала! По мне, так уж лучше “реднек”, чем “огородница”! – слышалось бурчание Эпплджек нам вдогонку.</text:p>
      <text:p text:style-name="P41">Единорожка с серьёзным видом завела меня за угол и только после этого звонко расхохоталась. </text:p>
      <text:p text:style-name="P41">– Я думал, вы друзья. – заметил я.</text:p>
      <text:p text:style-name="P4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text:span text:style-name="T54">И</text:span>менно потому, что мы — друзья, <text:span text:style-name="T54">м</text:span>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1">–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text:p>
      <text:p text:style-name="P44"><text:soft-page-break/>– <text:span text:style-name="T58">Не сомневаюсь. Мы в конце-концов неплохо поладили и она даже сделала мне скидку на вольт-яблочном джеме.</text:span></text:p>
      <text:p text:style-name="P44">– <text:span text:style-name="T58">А почём продала, если не секрет?</text:span></text:p>
      <text:p text:style-name="P44">– <text:span text:style-name="T58">За шестьдесят бит.</text:span></text:p>
      <text:p text:style-name="P45">– <text:span text:style-name="T58">Оу, ты действительно ей понравился! Раньше Эй-Джей без долгого торга не отдавала его меньше, чем за сотню. И то, приличная очередь желающих была — расходится он моментально. Скорее всего, она отдала тебе свой собственный, так как на вольт-яблоки уже давно не сезон.</text:span></text:p>
      <text:p text:style-name="P46">– А теперь, будь так добр, расскажи мне последние вести из высшего света Кантерлота. <text:span text:style-name="T54">Я хочу знать всё</text:span>: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1">Единорожка чуть не подпрыгивала от любопытства. Заметив мою отвалившуюся челюсть, она вновь рассмеялась серебряным колокольчиком и объяснилась.</text:p>
      <text:p text:style-name="P41">– Я только выгляжу блондинкой и только <text:span text:style-name="T54">тогда, </text:span>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Будешь в Кантерлоте — передай ему привет, кстати.</text:p>
      <text:p text:style-name="P41">– Алая шёлковая нить, которой прошиты петли для пуговиц, – продолжала Рэрити, – свидетельствует об заказе особой важности, выполненом в кратчайшие сроки. Серебряная тиара на воротнике куртки – Рэрити указала на <text:span text:style-name="T55">крохотную</text:span>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1">– Хорошо-хорошо, я понял. – наблюдательность единорожки просто поражала, старина Шерлок нервно кури<text:span text:style-name="T55">л</text:span>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 да, Селестия <text:span text:style-name="T55">стала </text:span>плохо сп<text:span text:style-name="T55">а</text:span>т<text:span text:style-name="T55">ь</text:span>. В последний раз, когда я её видел, её синякам под глазами мог бы позавидовать любой алкоголик. И глаза налились кровью, как у маньяка.</text:p>
      <text:p text:style-name="P41">– <text:s/>Оу, как интересно!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1">– От недосыпа. – перебил я Рэрити. – Красные от недосыпа глаза я не спутаю ни с чем. Сам такие двадцать лет наблюдал в зеркале.</text:p>
      <text:p text:style-name="P4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1">Я почувствовал накрывшую нас тень и поднял голову. <text:span text:style-name="T56">Голубая пегаска с радужной копной гривы </text:span>увидев, что я её заметил, поспешила скрыться в высоте.</text:p>
      <text:p text:style-name="P4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1">Мы остановились перед деревом.</text:p>
      <text:p text:style-name="P120">Даже не так. </text:p>
      <text:p text:style-name="P120">Мы остановились перед ДЕРЕВОМ! </text:p>
      <text:p text:style-name="P47"><text:span text:style-name="T52">Харизма этого многотысячелетнего реликта зашкаливала. </text:span>Судя по листьям характерной формы и лежащим под ногами жёлудям, это был дуб. Хотя толщиной ствола он дал бы фору большинству баобабов. <text:span text:style-name="T52">Относительно небольшая высота дуба с лихвой компенсировалась широкой и плотной </text:span><text:soft-page-break/><text:span text:style-name="T52">кроной, образовывающей вблизи ствола уютную полутень. </text:span>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text:span text:style-name="T59">кряжистых </text:span>веток угрожающе жужжа свисал пчелиный улей. У дуба была врыта в землю табличка с изображением <text:span text:style-name="T53">раскрытой </text:span>книги. В низу таблички корявыми буквами было нацарапано: “СПК + РРТ = ЛЮ...”</text:p>
      <text:p text:style-name="P43">– <text:span text:style-name="T70">М</text:span>ы пришли. <text:span text:style-name="T57">Этот дуб — одна из главных достопримечательностей Понивилля. Есть легенда, что его посадила сама принцесса пять тысяч лет назад. В разное время он служил продуктовым складом, больницей и магазином. Сейчас в нём библиотека и дом для нашей умницы, Твайлайт Спаркл. </text:span>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1">Единорожка удалилась, оставив <text:span text:style-name="T1">после себя лёгкий запах жасмина.</text:span></text:p>
      <text:p text:style-name="P41"/>
      <text:p text:style-name="P48">***</text:p>
      <text:p text:style-name="P41"/>
      <text:p text:style-name="P41">– Э-э-э… Добрый день?</text:p>
      <text:p text:style-name="P41">Фиолетовый круп застыл на месте. Потом послышалась возня, круп попятился и из глубины книжной полки показалась лавандовая единорожка.</text:p>
      <text:p text:style-name="P41">– Эммм. Добрый <text:span text:style-name="T70">вечер</text:span>, человек Макс. <text:span text:style-name="T72">Как дела в Кантерлоте?</text:span></text:p>
      <text:p text:style-name="P41">Йопт! <text:span text:style-name="T72">Ещё один Шерлок Холмс на мою голову!</text:span></text:p>
      <text:p text:style-name="P41">– Извиняюсь за нескромность, а откуда тебе про меня известно?</text:p>
      <text:p text:style-name="P121"><text:span text:style-name="T36">– Я получила вчера вечером послание </text:span><text:span text:style-name="T37">Е</text:span><text:span text:style-name="T36">ё Высочества о тебе. Всё в порядке, я уже ищу нужную книгу. Подожди немного, и я расскажу тебе, насколько далеко смогла продвинуться.</text:span></text:p>
      <text:p text:style-name="P122">“Вот неугомонная” <text:span text:style-name="T7">– подумал я </text:span><text:span text:style-name="T8">с теплотой </text:span><text:span text:style-name="T7">об аликорнице. </text:span><text:span text:style-name="T8">Её незримая забота </text:span><text:span text:style-name="T9">пробудила во мне </text:span><text:span text:style-name="T10"><text:s/>ощущение дружеского плеча поддержки — </text:span><text:span text:style-name="T9">чертовски приятного </text:span><text:span text:style-name="T10">чувств</text:span><text:span text:style-name="T9">а</text:span><text:span text:style-name="T10">, которое я </text:span><text:span text:style-name="T9">уже успел позабыть. Надо будет помириться с ней по возвращению. Пусть она не считает меня ровнёй себе, хрен с ним! Не получается любить </text:span><text:span text:style-name="T10">— </text:span><text:span text:style-name="T9">будем дружить.</text:span><text:span text:style-name="T11">&lt;Перенести подальше, после ещё нескольких примеров поддержки&gt;</text:span></text:p>
      <text:p text:style-name="P121"><text:span text:style-name="T38">Между тем, лавандовая единорожка </text:span><text:span text:style-name="T40">вытащила здоровенный фолиант откуда-то из недр шкафа, выдолбленного прямо в дереве.</text:span></text:p>
      <text:p text:style-name="P82"/>
      <text:p text:style-name="P13"><text:span text:style-name="T42">&lt;</text:span><text:span text:style-name="T25">Макс помогает починить Эпплджек повозку.</text:span><text:span text:style-name="T42">&gt;</text:span></text:p>
      <text:p text:style-name="Text_20_body"/>
      <text:p text:style-name="Text_20_body">&lt;Ты что! Нельзя любить фаэри! Она похитит твоё сердце и ты будешь искать её до смерти — Пинки&gt;</text:p>
      <text:p text:style-name="P86">&lt;<text:span text:style-name="T1">В разговоре с Луной после исчезновения Селестии Макс узнаёт, что она холодна к сексу</text:span>&gt;</text:p>
      <text:p text:style-name="P4"/>
      <text:p text:style-name="P4">***</text:p>
      <text:p text:style-name="P2"><text:span text:style-name="T6">–</text:span> Привет, Твайлайт Спаркл! Ещё не поздно?</text:p>
      <text:p text:style-name="P2"><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oft-page-break/><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2"><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2"><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7">заклинание равновесия, в описании к которому есть ссылка на заклинание роста </text:span><text:span text:style-name="T28">(вставить шутку в стиле Влада)</text:span><text:span text:style-name="T27">.</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21">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2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text:soft-page-break/></text:p>
      <text:p text:style-name="P2"><text:span text:style-name="T6">&lt;</text:span><text:span text:style-name="T20">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21">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text:soft-page-break/>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6">&lt;</text:span><text:span text:style-name="T20">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4"/>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oft-page-break/><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133"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1">&lt;<text:span text:style-name="T21">самолёт в эквестрию проваливается во время </text:span><text:span text:style-name="T22">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2">&gt;</text:span></text:p>
      <text:p text:style-name="P50">&lt;<text:span text:style-name="T1">О рейде пони-рейнджеров Максу рассказывает Луна во время его возвращения в Кантерлот после исчезновения Селестии.</text:span>&gt;</text:p>
      <text:p text:style-name="P41"/>
      <text:p text:style-name="P53">&lt;<text:span text:style-name="T20">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32"><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
      <text:p text:style-name="P2"><text:span text:style-name="T6">–</text:span> А дальше всё было хуже, намного хуже...</text:p>
      <text:p text:style-name="P2"/>
      <text:p text:style-name="P1"/>
      <text:p text:style-name="P57">&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7">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soft-page-break/>***</text:p>
      <text:p text:style-name="P14"/>
      <text:p text:style-name="P2"><text:span text:style-name="T6">&lt;Луна - </text:span><text:span text:style-name="T20">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4"/>
      <text:h text:style-name="P132"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0">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text:soft-page-break/>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9">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21">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6">&lt;</text:span><text:span text:style-name="T20">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oft-page-break/><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20">???</text:span><text:span text:style-name="T6">&gt;</text:span></text:p>
      <text:p text:style-name="P2">Луна обошла Кимеринна. </text:p>
      <text:p text:style-name="P2"><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text:soft-page-break/>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32" text:outline-level="2">Рейд пони-рэйнджеров-2 (<text:span text:style-name="T20">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20">гидрорысью</text:span><text:span text:style-name="T6">&gt;</text:span> и нападением <text:span text:style-name="T6">&lt;</text:span><text:span text:style-name="T20">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20">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text:soft-page-break/>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oft-page-break/><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32"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text:soft-page-break/>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2"><text:span text:style-name="T6">–</text:span> Нет, вполне тепло. <text:span text:style-name="T6">–</text:span> Я тоже встал с подушек размять затёкшие ноги.</text:p>
      <text:p text:style-name="P2"><text:span text:style-name="T6">–</text:span> Уборная там. <text:span text:style-name="T6">–</text:span> Селестия показала на неприметную дверцу за занавеской в углу.</text:p>
      <text:p text:style-name="P2"><text:span text:style-name="T6">–</text:span> Как ты догадалась? <text:span text:style-name="T6">–</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6">&lt;</text:span><text:span text:style-name="T20">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20">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6">–</text:span> То есть, Кимеринн видел человека у развалин замка?</text:p>
      <text:p text:style-name="P2"><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6">–</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6">–</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oft-page-break/><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1"/>
      <text:p text:style-name="P53">Она вытянула шею и начала по очереди сгибать-разгибать ноги, разминая суставы.</text:p>
      <text:p text:style-name="P53"><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
      <text:p text:style-name="P2"><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32" text:outline-level="2">В библиотеке замка Селестии</text:h>
      <text:p text:style-name="P87"/>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text:soft-page-break/>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20">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20">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20">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32" text:outline-level="2">Понивилль</text:h>
      <text:p text:style-name="P2"/>
      <text:h text:style-name="P132"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text:soft-page-break/>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text:soft-page-break/>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text:soft-page-break/>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5">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32" text:outline-level="2">Первый сеанс двойного сна. Рэрити</text:h>
      <text:p text:style-name="P2"/>
      <text:p text:style-name="P2"><text:span text:style-name="T6">&lt;</text:span><text:span text:style-name="T20">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0">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text:soft-page-break/>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32" text:outline-level="2">Сон Макса</text:h>
      <text:p text:style-name="P87"/>
      <text:p text:style-name="P2"><text:span text:style-name="T6">&lt;</text:span><text:span text:style-name="T20">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2"><text:span text:style-name="T6">–</text:span> Готова, <text:span text:style-name="T6">–</text:span> процедила она.</text:p>
      <text:p text:style-name="P32">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oft-page-break/><text:span text:style-name="T20">Эгрегор Эквестрии </text:span><text:span text:style-name="T23">—</text:span><text:span text:style-name="T20"> Селестия </text:span><text:span text:style-name="T23">—</text:span><text:span text:style-name="T20"> на кончике главного рога Анакор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35"/>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32" text:outline-level="2">День с Пинки</text:h>
      <text:p text:style-name="P2"/>
      <text:p text:style-name="P2"><text:soft-page-break/>…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20">Рэйнбоу объясняет Максу, почему Пинки расплатилась за него </text:span><text:span text:style-name="T21">—</text:span><text:span text:style-name="T20"> и вспоминает, что когда-то уже объясняла нечто подобное (Леро)</text:span></text:p>
      <text:p text:style-name="P2"><text:span text:style-name="T20">У Твайлайт после видения гибели Кимеринна появились морщинки возле глаз</text:span><text:span text:style-name="T6">&gt;</text:span></text:p>
      <text:p text:style-name="P2"/>
      <text:h text:style-name="P132"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20">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text:soft-page-break/>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20">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oft-page-break/><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20">Дэш расплачивается за Макса в кафе. Когда тот спрашивает, почему она и Пинки платят за него, Дэш, вместо ответа, говорит:</text:span></text:p>
      <text:p text:style-name="P2"><text:span text:style-name="T23">–</text:span><text:span text:style-name="T20"> Пинки? </text:span><text:span text:style-name="T23">–</text:span><text:span text:style-name="T20"> Дэш сморщила нос. </text:span><text:span text:style-name="T23">–</text:span><text:span text:style-name="T20"> Я скажу ей, чтоб больше не </text:span><text:span text:style-name="T23">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oft-page-break/><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20">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text:soft-page-break/>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20">Аликорны </text:span><text:span text:style-name="T23">—</text:span><text:span text:style-name="T20"> элементали. Они воплощают в себе какую-либо сторону чаяний и настроений сообщества пони. Анакорн </text:span><text:span text:style-name="T23">—</text:span><text:span text:style-name="T20"> супераликорн, элементаль всего мира</text:span><text:span text:style-name="T6">&gt;</text:span></text:p>
      <text:p text:style-name="P14"/>
      <text:p text:style-name="P2"><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3">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text:soft-page-break/>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oft-page-break/><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oft-page-break/><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20">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132"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20">Вкратце суть сна Рэрити.</text:span></text:p>
      <text:p text:style-name="P2"><text:span text:style-name="T20">Она проснулась в мире Терры веб-дизайнером. И мир Эквестрии ей только снился </text:span><text:span text:style-name="T23">—</text:span><text:span text:style-name="T20"> и быстро начал забываться. Т.е. мир Эквестрии - всего лишь сон терранского парня (девушки?)</text:span></text:p>
      <text:p text:style-name="P2"><text:span text:style-name="T20">к экрану - очередь из пони (пони пропадают из Эквестрии). В очереди близко к экрану </text:span><text:span text:style-name="T23">—</text:span><text:span text:style-name="T20"> Селестия. Рэрити </text:span><text:span text:style-name="T23">—</text:span><text:span text:style-name="T20"> без очереди (у неё </text:span><text:span text:style-name="T23">—</text:span><text:span text:style-name="T20"> билет-пропуск от Индрэ).</text:span></text:p>
      <text:p text:style-name="P2"><text:span text:style-name="T20">Рэрити проснулась парнем, т.к. в Эквестрии </text:span><text:span text:style-name="T23">—</text:span><text:span text:style-name="T20"> матриархат, роль терранских мужчин там несут кобылы.</text:span></text:p>
      <text:p text:style-name="P2"><text:span text:style-name="T20">В конце-концов Макс проснётся на Земле, всё это ему приснится и он быстро забудет этот сон. По стопам этого сна он напишет книгу</text:span><text:span text:style-name="T6">&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2"><text:soft-page-break/>“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6">&lt;</text:span><text:span text:style-name="T20">Влад рассказывает Максу о своём сне </text:span><text:span text:style-name="T23">—</text:span><text:span text:style-name="T20"> как он был поняхой, а потом проснулся в мире Терры</text:span><text:span text:style-name="T6">&gt;</text:span></text:p>
      <text:p text:style-name="P14"/>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20">согласовать с тем, что говорил Анакорн о Р/Д</text:span><text:span text:style-name="T6">&gt;</text:span>). </text:p>
      <text:p text:style-name="P2">Об этом Эгрегоре пишется в книге <text:span text:style-name="T6">&lt;</text:span><text:span text:style-name="T20">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6">&lt;</text:span><text:span text:style-name="T20">обоснование сна для Р/Д. РД видит несколько вариантов историй с Mane6 </text:span><text:span text:style-name="T23">—</text:span><text:span text:style-name="T20"> и с собой + Леро </text:span><text:span text:style-name="T23">—</text:span><text:span text:style-name="T20"> намёк на несовместимые фанфики</text:span></text:p>
      <text:p text:style-name="P2"><text:span text:style-name="T20">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oft-page-break/><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2"/>
      <text:p text:style-name="P2"><text:span text:style-name="T6">&lt;</text:span><text:span text:style-name="T20">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20">Кто следующий готов рассказывать?</text:span></text:p>
      <text:p text:style-name="P32">Пинки дёрнулась на месте, но промолчала.</text:p>
      <text:p text:style-name="P2"><text:span text:style-name="T23">–</text:span><text:span text:style-name="T20"> Я расскажу, - шагнула вперёд радужная пегаска. </text:span><text:span text:style-name="T23">–</text:span><text:span text:style-name="T20"> Хотя вряд ли ты узнаешь что-то полезное. Там галиматья какая-то…</text:span><text:span text:style-name="T6">&gt;</text:span></text:p>
      <text:p text:style-name="P2"/>
      <text:p text:style-name="P2"><text:span text:style-name="T6">&lt;</text:span><text:span text:style-name="T20">Сон РД:</text:span></text:p>
      <text:p text:style-name="P32">...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32">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32">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0">В мире Терры они ищут Селестию. В конце-концов Макс находит её в кибермозге </text:span><text:span text:style-name="T23">—</text:span><text:span text:style-name="T20">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3">—</text:span><text:span text:style-name="T20"> Эгрегором Эквестрии. После чего пееренос на Землю на 10 лет назад. Начало написания “Последнего фанфика”.</text:span><text:span text:style-name="T6">&gt;</text:span></text:p>
      <text:p text:style-name="P14"/>
      <text:p text:style-name="P2"><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32"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2"><text:soft-page-break/>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6">–</text:span> Странно, я думала, буду последней. Ведь я опоздала на двадцать минут, а Флатти и Эй-Джей не любят опаздывать.<text:span text:style-name="T6">&lt;</text:span><text:span text:style-name="T21">Привести эти же фразы в оригинале</text:span><text:span text:style-name="T6">&gt;</text:span></text:p>
      <text:p text:style-name="P2"><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6">–</text:span> Знакомься, Макс, <text:span text:style-name="T6">–</text:span> начала представлять человека Твайлайт. <text:span text:style-name="T6">–</text:span> Это Пинки Пай…</text:p>
      <text:p text:style-name="P2"><text:span text:style-name="T6">–</text:span> Очень приятно, Макс.</text:p>
      <text:p text:style-name="P24">“Макс? Его зовут Макс? Я помню его под другим именем. У него было двухсложное имя. Не помню…”</text:p>
      <text:p text:style-name="P2"><text:span text:style-name="T6">–</text:span> Рэрити. <text:span text:style-name="T6">–</text:span> Твайлайт представила светло-серую единорожку, которая чуть склонила голову в приветствии.</text:p>
      <text:p text:style-name="P2"><text:span text:style-name="T6">–</text:span> Макс. <text:span text:style-name="T6">–</text:span> <text:span text:style-name="T1">к</text:span>ивнул ей в ответ человек.</text:p>
      <text:p text:style-name="P24">“И волосы у него были длинные… И была шерсть на лице… Но глаза - глаза те же…”</text:p>
      <text:p text:style-name="P2">Макс повернулся к ней.</text:p>
      <text:p text:style-name="P2"><text:span text:style-name="T6">–</text:span> Рэйнбоу Дэш. <text:span text:style-name="T6">–</text:span> <text:span text:style-name="T1">п</text:span>редставилась Дэш, всё ещё пытаясь вспомнить нечто ускользающее.</text:p>
      <text:p text:style-name="P2"><text:span text:style-name="T6">–</text:span> Макс. <text:span text:style-name="T6">–</text:span> <text:span text:style-name="T1">з</text:span>акончил представляться человек.</text:p>
      <text:p text:style-name="P24">“Леро! Его звали Леро!”</text:p>
      <text:p text:style-name="P2">Картинка перед глазами Дэш поплыла…</text:p>
      <text:p text:style-name="P2"/>
      <text:h text:style-name="P132"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6">–</text:span> Ну это мы ещё посмотрим, <text:span text:style-name="T6">–</text:span> сцепив зубы, зло прищурилась пегаска.</text:p>
      <text:p text:style-name="P2"/>
      <text:h text:style-name="P132" text:outline-level="2"><text:soft-page-break/>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6">&lt;</text:span><text:span text:style-name="T20">Концепция абсолютного зла. Вычеркнуть кого-то из бытия.</text:span></text:p>
      <text:p text:style-name="P2"><text:span text:style-name="T20">Пока идёт борьба за вычёркивание </text:span><text:span text:style-name="T21">—</text:span><text:span text:style-name="T20"> это вычёркивание является злом. Но когда вычёркивание произошло, зло исчезает </text:span><text:span text:style-name="T21">—</text:span><text:span text:style-name="T20"> т.к. вычеркнутого никогда не было, о нём никто не знает. Никто </text:span><text:span text:style-name="T21">—</text:span><text:span text:style-name="T20"> даже вычёркивающий</text:span><text:span text:style-name="T6">&gt;</text:span></text:p>
      <text:p text:style-name="P2"/>
      <text:h text:style-name="P132" text:outline-level="2">Четвёртый сон РД. Объединяющий</text:h>
      <text:p text:style-name="P2"/>
      <text:p text:style-name="P2">Рэйнбоу Дэш встала и посмотрела на застывшее внизу тело.</text:p>
      <text:p text:style-name="P24">“Значит, всё. Вот как это бывает.”</text:p>
      <text:p text:style-name="P2">Она расправила левое крыло.</text:p>
      <text:p text:style-name="P24">“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text:soft-page-break/>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21">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text:soft-page-break/>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20">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20">добавить сочувствия</text:span><text:span text:style-name="T6">&gt;</text:span>.</text:p>
      <text:p text:style-name="P2"/>
      <text:p text:style-name="P2"><text:span text:style-name="T6">&lt;</text:span><text:span text:style-name="T20">После этого случая Тавйлайт решает прекратить сеансы двойного сна. Сеанса с ЭйДжей и Флатти не будет</text:span><text:span text:style-name="T6">&gt;</text:span></text:p>
      <text:p text:style-name="P2"/>
      <text:h text:style-name="P132"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21">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21">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oft-page-break/><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32" text:outline-level="2">Поиск решения</text:h>
      <text:p text:style-name="P87"/>
      <text:p text:style-name="P2"><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text:soft-page-break/>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6">&lt;</text:span><text:span text:style-name="T20">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4"/>
      <text:p text:style-name="P2"><text:span text:style-name="T6">&lt;</text:span><text:span text:style-name="T20">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0">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20"> Луна создаёт обратный коридор в срок.</text:span><text:span text:style-name="T6">&gt;</text:span></text:p>
      <text:p text:style-name="P2"/>
      <text:h text:style-name="P132"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text:soft-page-break/>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21">Дуглас </text:span><text:span text:style-name="T23">—</text:span><text:span text:style-name="T21"> </text:span><text:span text:style-name="T23">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6">&lt;</text:span><text:span text:style-name="T20">высоко летать нельзя из-за молний</text:span><text:span text:style-name="T6">&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oft-page-break/><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20">двухмесячной</text:span><text:span text:style-name="T6">&gt;</text:span> давности осталось лишь направление движения.</text:p>
      <text:p text:style-name="P2">И опять, как <text:span text:style-name="T6">&lt;</text:span><text:span text:style-name="T20">два</text:span><text:span text:style-name="T6">&gt;</text:span> месяца назад, я стал отставать от отряда. Я проклинал свои лёгкие, но топот <text:soft-page-break/>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20">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20">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oft-page-break/><text:span text:style-name="T20">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32"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20">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32"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4">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text:soft-page-break/>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20">Не следует противопоставлять злу ещё большее зло - это только усилит его — </text:span><text:span text:style-name="T21">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text:soft-page-break/>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20">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text:soft-page-break/>–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20">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6">&lt;</text:span><text:span text:style-name="T20">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4"/>
      <text:p text:style-name="P2"><text:soft-page-break/><text:s/>Пхе! Денег мне не надо — сам раздобуду. Главное — не уходите далеко от коридора. Ко времени перехода я вернусь. Или раньше.</text:p>
      <text:p text:style-name="P2"/>
      <text:h text:style-name="P132"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20">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20">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20">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20">пять</text:span><text:span text:style-name="T6">&gt;</text:span>длинную прореху в куртке, <text:span text:style-name="T6">&lt;</text:span><text:span text:style-name="T20">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20">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20">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20">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text:soft-page-break/>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20">улучшить</text:span><text:span text:style-name="T6">&gt;</text:span>. А тот случай, когда мне пришлось зашивать тебе куртку после нападения убийц <text:span text:style-name="T6">&lt;</text:span><text:span text:style-name="T20">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text:soft-page-break/>Когда я бросил последний взгляд на озеро, мне показалось, что из-подо льда нас провожали злые глазки снеговика.</text:p>
      <text:p text:style-name="P2"/>
      <text:h text:style-name="P132" text:outline-level="2">След?</text:h>
      <text:p text:style-name="P87"/>
      <text:p text:style-name="P2"><text:span text:style-name="T6">&lt;</text:span><text:span text:style-name="T20">сначала эпизод - проверка сумки в серверной</text:span><text:span text:style-name="T6">&gt;</text:span></text:p>
      <text:p text:style-name="P2"><text:span text:style-name="T6">&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20">“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6">&lt;</text:span><text:span text:style-name="T20">расширить. Перед кафешкой - диалог с Флатти и ЭйДжей. Все думают, что наконец-то нашли Селестию. Все ликуют</text:span><text:span text:style-name="T6">&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20">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text:soft-page-break/>выходила, так было страшно снаружи.</text:p>
      <text:p text:style-name="P2">– Так это ты дома сидела вовсе не из-за болезни? – поразилась Эпплджек <text:span text:style-name="T6">&lt;</text:span><text:span text:style-name="T20">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32" text:outline-level="2">Озарение</text:h>
      <text:p text:style-name="P2"/>
      <text:p text:style-name="P2"><text:span text:style-name="T6">&lt;</text:span><text:span text:style-name="T20">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70"/>
      <text:p text:style-name="P71">-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0"/>
      <text:p text:style-name="P67"><text:soft-page-break/>Разговор не клеился.</text:p>
      <text:p text:style-name="P70">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0"><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0"><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0"><text:span text:style-name="T6">– </text:span>Ну хорошо. Убедила. В конце-концов, можем поступить так. Вы с Флатти вернётесь обратно а я продолжу поиски здесь.</text:p>
      <text:p text:style-name="P70"><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70"><text:span text:style-name="T6">– </text:span>Вы можете связываться со мной раз в месяц по коридору.</text:p>
      <text:p text:style-name="P70"><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0"><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0">Эпплджек недоверчиво хмыкнула.</text:p>
      <text:p text:style-name="P70"><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0"><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0"><text:span text:style-name="T6">– </text:span>Конечно оставаться. Кто ещё, кроме нас, может найти её?</text:p>
      <text:p text:style-name="P70"><text:span text:style-name="T6">– </text:span>Я думал, ты не сможешь оставить Энджела и всех остальных надолго.</text:p>
      <text:p text:style-name="P70"><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5"><text:span text:style-name="T6">– </text:span>Извини, Флаттершай, забылся.</text:p>
      <text:p text:style-name="P75"><text:span text:style-name="T6">– </text:span>Та ладно, я ж не против, – возразила Эпплджек. – Не парься, Флатти. Было б хуже, если б он <text:s/>назвал меня Эпплджек на людях.</text:p>
      <text:p text:style-name="P75"><text:span text:style-name="T6">– </text:span>Ты так... – запнулась Флаттершай. – Так быстро забыла свою ферму. И...</text:p>
      <text:p text:style-name="P75"><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5"><text:span text:style-name="T6">– </text:span>Как ты можешь так говорить? – расплакалась Флаттершай.</text:p>
      <text:p text:style-name="P75"><text:span text:style-name="T6">– </text:span>Эй, девушки, не ссорьтесь! Мы — одна команда! И надеюсь, останемся ею и в дальнейшем. </text:p>
      <text:list xml:id="list2911651757161554792" text:style-name="L5">
        <text:list-header>
          <text:p text:style-name="P123"><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5"><text:span text:style-name="T6">– </text:span>А если нет? – Эпплджек смотрела мне мне прямо в глаза.</text:p>
      <text:list xml:id="list191627388169097" text:continue-numbering="true" text:style-name="L5">
        <text:list-header>
          <text:p text:style-name="P123">Я молча пожал плечами. Эпплджек уверенно продолжила.</text:p>
        </text:list-header>
      </text:list>
      <text:p text:style-name="P75"><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5"><text:span text:style-name="T6">– </text:span>Спасибо, ЭйДжей.</text:p>
      <text:p text:style-name="P75"><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628458101516" text:continue-numbering="true" text:style-name="L5">
        <text:list-header>
          <text:p text:style-name="P123">Флаттершай пробормотала нечто, показавшееся мне знакомым.</text:p>
        </text:list-header>
      </text:list>
      <text:p text:style-name="P75"><text:span text:style-name="T6">– </text:span>Флатти, ты что-то сказала? Я не расслышал.</text:p>
      <text:p text:style-name="P75"><text:span text:style-name="T6">– </text:span>Намерение Изменяет Реальность.</text:p>
      <text:p text:style-name="P75"><text:span text:style-name="T6">– </text:span>Эээ. А где ты слышала эту фразу, если не секрет?</text:p>
      <text:p text:style-name="P75"><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627739155598" text:continue-numbering="true" text:style-name="L5">
        <text:list-header>
          <text:p text:style-name="P123">У меня как будто вспыхнула лампочка в мозгу. Кирпичики быстро выстраивались в целостную картину. Я ринулся в прихожую.</text:p>
        </text:list-header>
      </text:list>
      <text:p text:style-name="P75"><text:span text:style-name="T6">– </text:span>Флатти, ЭйДжей, буду через час. Ждите!</text:p>
      <text:p text:style-name="P70"/>
      <text:h text:style-name="P131" text:outline-level="2">Почти.</text:h>
      <text:p text:style-name="P84"/>
      <text:p text:style-name="P75">В офисе меня встретил лыбящийся Стас.</text:p>
      <text:p text:style-name="P75">–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5">Я уставился на Стаса и он, захлёбываясь от торопливости, начал <text:span text:style-name="T6">расказывать</text:span>.</text:p>
      <text:p text:style-name="P75">–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5">– Ты его уничтожил?</text:p>
      <text:p text:style-name="P75">– Кого?</text:p>
      <text:p text:style-name="P75">– Этический модуль. Селестию.</text:p>
      <text:p text:style-name="P75">–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5">– Ты его уничтожил?</text:p>
      <text:p text:style-name="P75">–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75">– То есть, на домашнем компьютере Влада модуль работает и дальше?</text:p>
      <text:p text:style-name="P75">– Ага. К нему-то у меня доступа нету. Но в кластер к Нексусу он больше не пролезет.</text:p>
      <text:p text:style-name="P75">– Спасибо, Стас. Ты молодец.</text:p>
      <text:p text:style-name="P75">Ниточка, чуть было не прервавшаяся в офисе, повела в квартиру Влада.</text:p>
      <text:p text:style-name="P75"/>
      <text:h text:style-name="P131" text:outline-level="2">Дискорд</text:h>
      <text:p text:style-name="P87"/>
      <text:p text:style-name="P84">Девушки поспешно собирались, пока я растолковывал им задачу.</text:p>
      <text:p text:style-name="P84"><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4"><text:span text:style-name="T6">– </text:span>Это тот твой приятель, который разбился с полгода назад? – спросила Эпплджек.</text:p>
      <text:p text:style-name="P84"><text:span text:style-name="T6">– </text:span>Да, это он.</text:p>
      <text:p text:style-name="P84"><text:span text:style-name="T6">– </text:span>А как мы попадём в его квартиру? Там сейчас кто-то живёт? – Флаттершай прыгала на одной ноге, натягивая кед.</text:p>
      <text:p text:style-name="P84"><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5">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5">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20">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5">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20">Плохо написано!</text:span><text:span text:style-name="T6">&gt;</text:span></text:p>
      <text:p text:style-name="P85">Я поднёс брелок пропуска к домофону, но дверь подъезда не открылась. Замигала красная лампочка и зажужжал зуммер.</text:p>
      <text:p text:style-name="P85">Я выругался.</text:p>
      <text:p text:style-name="P85"><text:span text:style-name="T6">– </text:span>Макс, что случилось? У нас проблемы?</text:p>
      <text:p text:style-name="P85"><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5"><text:span text:style-name="T6">– </text:span>Так что, будем ломать дверь? – Эпплджек критически осмотрелась, подмечая бабулек на лавочке и зевак во внутреннем скверике.</text:p>
      <text:p text:style-name="P85"><text:span text:style-name="T6">– </text:span>Нет нужды. Лучше станьте-ка сзади меня так, чтобы заслонить от этих бабулек и от вооон той камеры наблюдения.</text:p>
      <text:list xml:id="list2025835548259019332" text:style-name="L6">
        <text:list-header>
          <text:p text:style-name="P12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text:soft-page-break/>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5">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5">Раздался лёгкий «кряк» и дверь подалась.</text:p>
      <text:p text:style-name="P107"><text:span text:style-name="T6">– </text:span>Девушки, заходим.</text:p>
      <text:p text:style-name="P70">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0"><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5">Прихожая встретила нас толстым слоем пыли. Мы тихонько прошли внутрь и я закрыл дверь изнутри.</text:p>
      <text:p text:style-name="P70"><text:span text:style-name="T1">Компьютер</text:span> стоял там же, где и обычно <text:span text:style-name="T1">— в личном кабинете Влада на столе у окна.</text:span></text:p>
      <text:p text:style-name="P107"><text:span text:style-name="T6">– </text:span>Макс, тут окно разбито! И верёвка какая-то висит. – крикнула Флаттершай из кухни.</text:p>
      <text:p text:style-name="P107"><text:span text:style-name="T6">– </text:span>Оставь, Флатти, не сейчас! – отмахнулся я.</text:p>
      <text:p text:style-name="P113">Лампочка питания на ноутбуке горела, <text:s/>но подключенный монитор оставался тёмным. Я постучал по пробелу, но безрезультатно.</text:p>
      <text:p text:style-name="P107"><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7"><text:span text:style-name="T6">– </text:span>Монитор выключен. – <text:s/>раздалось из угла. Кресло с высокой спинкой повернулось, открыв нашим взорам Дискорда. </text:p>
      <text:p text:style-name="P10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7">Он приподнял панамку, дурашливо здороваясь.</text:p>
      <text:p text:style-name="P107"><text:span text:style-name="T6">– </text:span>Оп-па! – пробормотала Эпплджек. – Нежданчик!</text:p>
      <text:p text:style-name="P107"><text:span text:style-name="T6">– </text:span>Ты, я вижу, времени не терял, – моя рука под прикрытием стола медленно тянулась к тяжёлой фарфоровой кружке, стоящей на краю.</text:p>
      <text:p text:style-name="P88"><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8"><text:span text:style-name="T6">– </text:span>А почему ты вообще решил искать нас тут? – спросила Эпплджек. – Приехал бы домой. Мы б тебя чаем напоили.</text:p>
      <text:p text:style-name="P88"><text:span text:style-name="T6">– </text:span>Видишь ли, дорогая Эй-Джей, я с самого начала знал, где находится наша уважаемая принцесса, а времени в обрез, так что...</text:p>
      <text:p text:style-name="P94">В проёме дверей появилась Флаттершай.</text:p>
      <text:p text:style-name="P88"><text:soft-page-break/><text:span text:style-name="T6">– </text:span>С кем это вы тут разговариваете?</text:p>
      <text:list xml:id="list4367090423714261893" text:style-name="L7">
        <text:list-header>
          <text:p text:style-name="P13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4">Оглушённый Дискорд попытался было отъехать на кресле в сторону, но я припёр его стулом к стенке.</text:p>
      <text:p text:style-name="P88">– Жанна, Флатти, хватайте ноут и на выход! Я с ним разберусь! Не теряйте вре...!</text:p>
      <text:p text:style-name="P88">– ТЫ ИДИО...!!!</text:p>
      <text:p text:style-name="P88">Дискорд <text:s/>зорал одновременно со мной, прикрываясь от меня руками, когда раздался оглушительный</text:p>
      <text:p text:style-name="P88">...</text:p>
      <text:p text:style-name="P89">БАХ!!!</text:p>
      <text:p text:style-name="P88">…</text:p>
      <text:p text:style-name="P88">Эпплджек с <text:s/>нервным всхлипом опустила толстенный том «Энтерпрайз-паттернов» , издание девятое, дополненное.</text:p>
      <text:p text:style-name="P107">На лице Дискорда появилось удивлённо-мечтательное выражение и он вырубился.</text:p>
      <text:p text:style-name="P107"/>
      <text:h text:style-name="P132" text:outline-level="2">Селестия</text:h>
      <text:p text:style-name="P107"/>
      <text:p text:style-name="P8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7">Включенный монитор показал схематическое изображение Селестиии, </text:p>
      <text:p text:style-name="P108">&gt;\<text:span text:style-name="T1">Привет, Селестия. Это Макс. Как себя чувствуешь?</text:span></text:p>
      <text:p text:style-name="P108">&lt;\<text:span text:style-name="T1">Макс? МАКС??? МА-А-А-АКС!!! НАКОНЕЦ-ТО! КАК Я РАДА ТЕБЯ СЛЫШАТЬ! </text:span></text:p>
      <text:p text:style-name="P108">&gt;\<text:span text:style-name="T1">Я рад, что нашёл тебя, Тия.</text:span></text:p>
      <text:p text:style-name="P10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8">&gt;\<text:span text:style-name="T1">Тия, я сейчас подключу микрофон и колонки, и мы сможем общаться более удобно.</text:span></text:p>
      <text:p text:style-name="P107">…</text:p>
      <text:p text:style-name="P107">– Привет опять. Как ты меня слышишь?</text:p>
      <text:p text:style-name="P10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8">– <text:span text:style-name="T1">Могу себе представить. Как-то раз я провёл три часа камере сенсорной депривации. Мне не понравилось.</text:span></text:p>
      <text:p text:style-name="P107">– Эммм... Ваше Высочество, вы в порядке? Мы так рады, что наконец-то нашли Вас! – вклинилась в разговор Эпплджек.</text:p>
      <text:p text:style-name="P107">– Кто тут? Макс, кто ещё с тобой?</text:p>
      <text:p text:style-name="P108"><text:span text:style-name="T1">– Со мной Эпплджек и Флаттершай. Мы пришли сюда полгода </text:span>&lt;<text:span text:style-name="T15">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8">– <text:span text:style-name="T1">Девочки? Я рада вас слышать. А Твайлайт нет рядом?</text:span></text:p>
      <text:p text:style-name="P10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7"><text:soft-page-break/>При этих словах Дискорд замычал и задёргался. Эпплджек нахмурилась и проверила верёвки, привязывающие его к спинке стула.</text:p>
      <text:p text:style-name="P10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7">– Ноутбук — так называется место, где я нахожусь сейчас? А кто это мычит?</text:p>
      <text:p text:style-name="P10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7">– О, духи предков, но зачем??? Почему у него кляп во рту?</text:p>
      <text:p text:style-name="P107">– Мы связали его. Он нас предал. И тебя. И Эквестрию. Всех.</text:p>
      <text:p text:style-name="P107">При этих словах Эпплджек и Флаттершай непонимающе уставились на меня, а Дискорд протестующе замычал.</text:p>
      <text:p text:style-name="P107">Я начал рассказывать о своих догадках, и непонимающее выражение на лицах девушек сменилось удивлением.</text:p>
      <text:p text:style-name="P10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7">– А зачем тогда ты приложила его книгой? – непонимающе уставился я на неё.</text:p>
      <text:p text:style-name="P107">– Потому что ты напал на него. Я и подумала — тебе виднее. И подсобила.</text:p>
      <text:p text:style-name="P107">Флаттершай отрицающе мотнула головой.</text:p>
      <text:p text:style-name="P107">– Не может Дискорд быть предателем. Он мой друг.</text:p>
      <text:p text:style-name="P107">Дискорд благодарственно замычал и закивал головой.</text:p>
      <text:p text:style-name="P10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7">Дискорд завёл глаза на лоб и обречённо завыл.</text:p>
      <text:p text:style-name="P107">– Макс, постой. Дай мне поговорить с ним. – сказала Селестия. – Не могу поверить, что Дискорд на такое пошёл.</text:p>
      <text:p text:style-name="P107">– Ну хорошо. Поговори. Послушаем, что он скажет.</text:p>
      <text:p text:style-name="P107">Я красноречиво покачал кулак перед его носом и вытащил кляп.</text:p>
      <text:p text:style-name="P107">...</text:p>
      <text:p text:style-name="P95">– Ффы, тьфу, пффф, пфу! <text:span text:style-name="T6">&lt;</text:span><text:span text:style-name="T20">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5">– Это я-то устраиваю цирк?!! ДА ТЫ НА СЕБЯ ПОСМОТРИ, КЛОУН!!! На людей кидаешься, чашками бросаешься, вон, мне нос разбил! Дерёшься...</text:p>
      <text:p text:style-name="P95">Я угрожающе поднёс тряпку к лицу Дискорда.</text:p>
      <text:p text:style-name="P95">– Ещё одно слово в таком тоне, и ты заткнёшься, а мы уйдём в Эквестрию без тебя!</text:p>
      <text:p text:style-name="P9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5">Дискорд демонстративно закрыл рот и посвистывая уставился в потолок.</text:p>
      <text:p text:style-name="P95">Разговор зашёл в тупик.</text:p>
      <text:p text:style-name="P98"/>
      <text:p text:style-name="P99"><text:soft-page-break/>На мониторе высветился текст:</text:p>
      <text:p text:style-name="P9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9"/>
      <text:p text:style-name="P99">Из колонок послышался лёгкий шорох.</text:p>
      <text:p text:style-name="P95">– Дик, сейчас не время для ссор. – голос Селестии был мягким, но настойчивым. – Мы в одной лодке.</text:p>
      <text:p text:style-name="P95">– Тебе легко говорить! Тебе не разбивали нос и не оскорбляли угрозами!</text:p>
      <text:p text:style-name="P95">– Ты должен понимать, что у Макса были все основания так себя вести. Твоё поведение вызвало подозрения у него, ведь он мало тебя знает. </text:p>
      <text:p text:style-name="P95">К уговорам Селестии присоединилась Флаттершай.</text:p>
      <text:p text:style-name="P95">– Дискорд, миленький, прости его. Макс хороший. Он просто не знал, что ты тоже хороший...</text:p>
      <text:p text:style-name="P95">У Дискорда покраснели уши и он засмущался и заворчал.</text:p>
      <text:p text:style-name="P9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5">Я пропустил «дятла» мимо ушей.</text:p>
      <text:p text:style-name="P10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6">***</text:p>
      <text:p text:style-name="P9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5">Потому разбрасываться такой возможностью не стоит. Если уж тебе повезло оказаться в новом мире — исследуй его сполна!..</text:p>
      <text:p text:style-name="P96">***</text:p>
      <text:p text:style-name="P101">&lt;<text:span text:style-name="T21">сюда можно вставить похождения Дискорда — вторая неопубликованная глава. Первая — секс с Селестией</text:span>&gt;</text:p>
      <text:p text:style-name="P96">***</text:p>
      <text:p text:style-name="P99">– Развяжите мне, наконец, руки! Или хотя бы одну. Плечами жестикулировать неудобно.... </text:p>
      <text:p text:style-name="P99">Я развязал Дискорду левую руку.</text:p>
      <text:p text:style-name="P98"><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9">Дискорд принялся разминать затёкшее запястье.</text:p>
      <text:p text:style-name="P9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9">– Какое письмо, Корди? – вскинулась до этого зачарованно слушавшая Дискорда Флаттершай.</text:p>
      <text:p text:style-name="P99">– Ну ваше же! Вы с Эпплджек написали мне о своих мытарствах тут. Вежливо так написали, спасибо...</text:p>
      <text:p text:style-name="P99">Флаттершай покрылась пунцовыми пятнами.</text:p>
      <text:p text:style-name="P99">– Я... Мы... – тут она совсем стушевалась.</text:p>
      <text:p text:style-name="P99">– Так а почему ты сказал, что никто не уйдёт в Эквестрию? – наконец перебила Дискорда скучавшая до этого Эпплджек.</text:p>
      <text:p text:style-name="P99">Дискорд уставился на неё долгим взглядом, а потом хлопнул себя по лбу.</text:p>
      <text:p text:style-name="P9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4">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4">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9">– И что? – продолжила его мысль Эпплджек.</text:p>
      <text:p text:style-name="P99">– Эквестрийские <text:span text:style-name="T6">&lt;</text:span><text:span text:style-name="T20">три месяца</text:span><text:span text:style-name="T6">&gt;</text:span> КО-РО-ЧЕ местных. – с нажимом повторил Дискорд. – По моим подсчётам, на два дня.</text:p>
      <text:p text:style-name="P99">– И?!! – до меня уже дошло, но Эпплджек продолжала тупить.</text:p>
      <text:p text:style-name="P99">– Короче, времени у нас осталось что-то около пятнадцати минут. Или около того. – заявил Дискорд, поднеся к глазам запястье с массивными часами.</text:p>
      <text:p text:style-name="P99">– СКОЛЬКО??? – воскликнули хором я и девушки.</text:p>
      <text:p text:style-name="P99">Дискорд открыл было рот, но его слова заглушил звонок в дверь.</text:p>
      <text:p text:style-name="P99">– ОТКРОЙТЕ, ПОЛИЦИЯ! Вам даётся полминуты, чтобы открыть дверь. Через тридцать секунд дверь будет выбита!</text:p>
      <text:p text:style-name="P9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9">Блядь!</text:p>
      <text:p text:style-name="P99">– На крышу, живо!!! Через окно на кухне! – зашипел Дискорд, отчаянно дёргая узлы свободной рукой.</text:p>
      <text:p text:style-name="P99">Эпплджек, одной рукой сгребя в охапку ноутбук, второй увлекая Флаттершай, кинулась на кухню.</text:p>
      <text:p text:style-name="P99">– А толку? Куда мы с крыши денемся? – спросил я растерянно. Дискорд только раздражённо зарычал в ответ.</text:p>
      <text:p text:style-name="P95">Дверь содрогнулась от мощного удара. Послышался стук падающей штукатурки. Я сломя голову <text:soft-page-break/>кинулся на кухню.</text:p>
      <text:p text:style-name="P95">– Развяжи меня, идиот!!! – гаркнул вдогонку Дискорд.</text:p>
      <text:p text:style-name="P9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5">– Давай на крышу! Я догоню! – рявкнул он, освобождая вторую руку.</text:p>
      <text:p text:style-name="P95">От второго удара дверная коробка крякнула и наполовину въехала в коридор. </text:p>
      <text:p text:style-name="P9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5">Верёвка в кухонном окне дёргалась от движений лезущих по ней Флатти и Эпплджек. Я словил её рукой и стал на подоконник.</text:p>
      <text:p text:style-name="P95">Чёрт!</text:p>
      <text:p text:style-name="P9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5">Но нет, триста тысяч чертей, раз девушки смогли – я тоже смогу!</text:p>
      <text:p text:style-name="P9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5">Я успел сократить расстояние до Эпплджек наполовину, когда девушки нашли решение.</text:p>
      <text:p text:style-name="P9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5">Я выдохнул.</text:p>
      <text:p text:style-name="P9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95">Чёрт! Чёрт! Чёрт! Чёрт!</text:p>
      <text:p text:style-name="P95">Бля!!!...</text:p>
      <text:p text:style-name="P95">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5"/>
      <text:h text:style-name="P132" text:outline-level="2">Назад, в Эквестрию</text:h>
      <text:p text:style-name="P95"/>
      <text:p text:style-name="P95">Долго паниковать не пришлось. </text:p>
      <text:p text:style-name="P95">Я почувствовал сильный рывок за шиворот и захват поперёк груди. </text:p>
      <text:p text:style-name="P95">– ОТПУСТИ ДЕВЧОНКУ!!! – загрохотало мне в ухо. Я открыл глаза.</text:p>
      <text:p text:style-name="P9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5">Я чуть поднял глаза и уставился в чешуйчатую морду дракона.</text:p>
      <text:p text:style-name="P95">– Отпусти Эпплджек. Я её держу. – повторил Дискорд. – Мне сбалансироваться надо. Вы не такие уж и лёгкие.</text:p>
      <text:p text:style-name="P9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5">Наконец это ему удалось, и дальнейший подъём на крышу происходил в молчании.</text:p>
      <text:p text:style-name="P9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5">Флаттершай оторвала заплаканное лицо от моей ветровки.</text:p>
      <text:p text:style-name="P95">– Да-да, ты прав, Корди. Я готова.</text:p>
      <text:p text:style-name="P95">На длинной шее Дискорда разместились Эпплджек и Флаттершай. Я, для сохранения баланса, разместился позади крыльев.</text:p>
      <text:p text:style-name="P95">Дискорд расправил крылья и начал короткую пробежку к краю.</text:p>
      <text:p text:style-name="P10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5">И мы полетели навстречу закату.</text:p>
      <text:p text:style-name="P9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5">Впереди по курсу увеличивалась громада моей высотки. Дискорд летел прямо на разрыв в ограждении, который я проделал <text:span text:style-name="T6">&lt;</text:span><text:span text:style-name="T20">полгода</text:span><text:span text:style-name="T6">&gt;</text:span> назад своим проходом в Эквестрию.</text:p>
      <text:p text:style-name="P9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5"><text:soft-page-break/>– Пристегните ремни! – проревел Дискорд, резко ускоряясь. – Будет весело!!!</text:p>
      <text:p text:style-name="P9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5">– ЙУУУУУУУХХХУУУУУ!!! – заорал Дискорд, сложил крылья и врезался в шар.</text:p>
      <text:p text:style-name="P100">&lt;<text:span text:style-name="T21">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7" text:outline-level="1">Беседа за столиком в ночи</text:h>
      <text:p text:style-name="P72">Из-за заинтересованности Эквуса в Максе, тому не приходится прилагать усилий для 34 — на что ему указывает Анакорн</text:p>
      <text:p text:style-name="P75">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5">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5">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5">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5">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0"><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0"><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70"><text:span text:style-name="T1">– </text:span>Анакорн. <text:span text:style-name="T1">– о</text:span>трекомендовался он. <text:span text:style-name="T6">– </text:span><text:span text:style-name="T1">Демиург.</text:span></text:p>
      <text:p text:style-name="P70"><text:span text:style-name="T1">– </text:span>П-привет. Макс. <text:span text:style-name="T1">– в</text:span> смятении представился я.</text:p>
      <text:p text:style-name="P70">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5"/>
      <text:p text:style-name="P70"><text:span text:style-name="T1">&lt;</text:span><text:span text:style-name="T21">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1">дело даже не в магии — она во многих молодых мирах есть). Дело в нестыковках, несуразицах и нелепицах.</text:span><text:span text:style-name="T1">&gt;</text:span></text:p>
      <text:p text:style-name="P75"/>
      <text:p text:style-name="P70"><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0"><text:span text:style-name="T1">Юноша</text:span> закинул ногу за ногу и пытливо смотрел на меня, играя карандашём .</text:p>
      <text:p text:style-name="P70">Я совсем запутался.</text:p>
      <text:p text:style-name="P70"><text:span text:style-name="T1">– </text:span>Какая проблема? Какое решение? Кто ты <text:span text:style-name="T1">вообще</text:span>?</text:p>
      <text:p text:style-name="P70"><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5">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5">– Стоп, не торопись. – у меня голова пошла кругом от информации. – Я ничего не понял. Какие-такие проблемы? Какие варианты? Зачем его поддерживать?</text:p>
      <text:p text:style-name="P75">Анакорн недовольно поморщился, но продолжил.</text:p>
      <text:p text:style-name="P75">–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5">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5">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text:soft-page-break/>изменением одного-двух незначительных аспектов. Такие миры стабильны и самодостаточны. К сожалению, к Эквусу это не относится.</text:p>
      <text:p text:style-name="P75">На голограмме появилась солнечная система Эквуса. Почему-то в центре системы был сам Эквус. Вокруг него вращались солнце и луна.</text:p>
      <text:p text:style-name="P75">Анакорн плюхнулся обратно в кресло и схватился за голову. Потом, немного успокоившись, продолжил.</text:p>
      <text:p text:style-name="P75">–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5">Анакорн отпил из стакана и продолжил.</text:p>
      <text:p text:style-name="P75">–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0"><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21">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21">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5">Анакорн постучал по столику указкой. Солнечная система увеличилась, оставив в поле зрения только шар Эквуса.</text:p>
      <text:p text:style-name="P75">–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5">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5">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77">Ко мне наконец-то пришло понимание ситуации.</text:p>
      <text:p text:style-name="P77">–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5">Анакорн смутился.</text:p>
      <text:p text:style-name="P75">–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text:soft-page-break/>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5">(<text:span text:style-name="T18">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5"><text:span text:style-name="T18">– Сам ты раздолбай! – произнёс, наконец, Свирл</text:span>)</text:p>
      <text:p text:style-name="P75">… И создали вы его достаточно топорно — видишь, он трещит по швам.</text:p>
      <text:p text:style-name="P75">– Хмм. То есть, это брони создали Эквус?</text:p>
      <text:p text:style-name="P75">–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5">Я вспомнил события последнего года <text:span text:style-name="T6">&lt;</text:span>упомянуть в эпизоде на Терре, что МЛП-сериал закрылся год назад<text:span text:style-name="T6">&gt;</text:span></text:p>
      <text:p text:style-name="P7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5">Анакорн с такой силой сжал карандаш, что он хрустнул.</text:p>
      <text:p text:style-name="P75">–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5">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5">–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2">–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2">– </text:p>
      <text:p text:style-name="P75">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7">– Верни Рэйнбоу!!!</text:p>
      <text:p text:style-name="P77">Обломки карандаша выпали из кулака Анакорна на столик.</text:p>
      <text:p text:style-name="P77">– Э-э-э… м-м-м… ну-у-у... Нельзя сказать, что это совсем невыполнимо… Но, прямо скажу, задачка не для студента!</text:p>
      <text:p text:style-name="P77">– А ты студент?</text:p>
      <text:p text:style-name="P77">–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7">–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7">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7">В-третьих, пусть даже имеем идеальный случай: я нашёл её и она всё ещё в тонкой форме. Но, бро, и <text:soft-page-break/>тут может быть крутой облом! Она может отказаться возвращаться в тело Рэйнбоу Дэш!</text:p>
      <text:p text:style-name="P77">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7">–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7">– Нет. Плата остаётся неизменной. Тут мы квиты. У меня тоже мало шансов помочь тебе — я не имею ни малейшего понятия, как это сделать.</text:p>
      <text:p text:style-name="P77">Ставшие почти прозрачными стены комнаты снова обрели материальность. Анакорн пожал плечами и протянул мне руку через столик.</text:p>
      <text:p text:style-name="P77">–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7">–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7">–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7">Я задумался.</text:p>
      <text:p text:style-name="P77">–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7">Анакорн почесал в затылке.</text:p>
      <text:p text:style-name="P77">– А кьютимарки? Как, <text:span text:style-name="T6">&lt;</text:span><text:span text:style-name="T23">чёрт</text:span><text:span text:style-name="T6">&gt;</text:span> меня побери, объяснить кьютимарки?</text:p>
      <text:p text:style-name="P77">– А кьютимарки ты сам даришь пони, когда распознаёшь их жизненное предназначение.</text:p>
      <text:p text:style-name="P77">–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7">Я пожал плечами.</text:p>
      <text:p text:style-name="P77">– А по-другому я не могу объяснить их появление. К сожалению.</text:p>
      <text:p text:style-name="P10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9">– Хорошо. Уболтал. Кьютимарки беру на себя. Так и знал, что мне самое трудное достанется!</text:p>
      <text:p text:style-name="P10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text:soft-page-break/>могущество, демиург не может справиться с такой простенькой задачей.</text:p>
      <text:p text:style-name="P109">Анакорн проследил мой взгляд.</text:p>
      <text:p text:style-name="P109">– Нечего так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9"/>
      <text:p text:style-name="P111">Да, т<text:span text:style-name="T4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2"/>
      <text:p text:style-name="P11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1"/>
      <text:p text:style-name="P109">Я опять задумался. В голове было пусто. Хотя, если подумать с точки зрения программиста, можно... Наверное можно, раз все предыдущее прокатило...</text:p>
      <text:p text:style-name="P110">– <text:span text:style-name="T14">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0">– Не понял? Это как? Как ты совместишь разрушенную магическими войнами Эквестрию с романтически-сексуальным раем для попаданцев?</text:p>
      <text:p text:style-name="P110"><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0">Анакорн долго мусолил карандаш, а потом вдруг заржал.</text:p>
      <text:p text:style-name="P110"><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0"><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10">Анакорн примирительно похлопал меня по плечу.</text:p>
      <text:p text:style-name="P110"><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text:soft-page-break/>настоящим фанфиком в этом смысле.</text:p>
      <text:p text:style-name="P110">Я подозрительно посмотрел на Анакорна.</text:p>
      <text:p text:style-name="P110"><text:span text:style-name="T6">– </text:span>Какой ещё, нафиг, «мой фанфик»? Я никакого фанфика не писал. И не собираюсь, вообще-то.</text:p>
      <text:p text:style-name="P110">Анакорн ехидно ухмыльнулся и откинулся в кресле, переплетя пальцы за затылком.</text:p>
      <text:p text:style-name="P110"><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9"><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9"><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9"><text:span text:style-name="T6">– </text:span>Факн щит<text:note text:id="ftn13" text:note-class="footnote"><text:note-citation>13</text:note-citation><text:note-body><text:p text:style-name="P10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9">Анакорн развёл руками.</text:p>
      <text:p text:style-name="P109"><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9">Анакорн, глядя на мои терзания, понимающе кивнул и продолжил.</text:p>
      <text:p text:style-name="P75">–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5">– Гм! Я бы попросил тебя не касаться моих отношений с Рэйнбоу!</text:p>
      <text:p text:style-name="P75">–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5">У меня сердце буквально ухнуло куда-то вниз, в область желудка.</text:p>
      <text:p text:style-name="P75">–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5">–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text:soft-page-break/>получилось. Всё было по-настоящему. Пони — не марионетки Эквуса, у них есть сердце. Они умеют любить.</text:p>
      <text:p text:style-name="P75">– Та ладно, не утешай. Я не маленький ребёнок. Долг платежом красен. Сделаю то, что ты хочешь. Как сумею.</text:p>
      <text:p text:style-name="P75">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5">Анакорн наблюдал за мной без улыбки. По его нейтральному выражению лица невозможно было догадаться, о чём он думает.</text:p>
      <text:p text:style-name="P75">– Ну вот и отлично. Рад, что мы наконец-то пришли к сделке.</text:p>
      <text:p text:style-name="P78">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8">– Пора закругляться. Ты начинаешь сгорать. Надо утрясти последние детали, пока ещё есть пару минут.</text:p>
      <text:p text:style-name="P75">– Валяй. Я тебя внимательно слушаю.</text:p>
      <text:p text:style-name="P7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0">Такова природа низкоэнергетических монад</text:span>.</text:p>
      <text:p text:style-name="P75">– А я разве сплю?</text:p>
      <text:p text:style-name="P75">– Сейчас — нет. Но как только мы закроем сделку — проснёшься. Потому что нет иного способа вернуть тебя в реальный мир.</text:p>
      <text:p text:style-name="P75">– Эээ, постой. А как я в Эквестрию и обратно возвращался?</text:p>
      <text:p text:style-name="P75">–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5">Так вот, возвращать тебя обратно в твой мир я не буду. </text:p>
      <text:p text:style-name="P75">Во-первых, может возникнуть временная <text:span text:style-name="T6">&lt;</text:span><text:span text:style-name="T20">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5">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5">–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5">–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5">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5">– Ты ещё увидишь пару снов на прощание. Удачи!</text:p>
      <text:p text:style-name="P75"><text:soft-page-break/></text:p>
      <text:p text:style-name="P76">***</text:p>
      <text:p text:style-name="P76"/>
      <text:p text:style-name="P75">&lt;<text:span text:style-name="T20">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75"/>
      <text:p text:style-name="P75">– Привет, Макс. – образ Селестии снова реял передо мной, как <text:span text:style-name="T6">&lt;</text:span><text:span text:style-name="T20">полгода</text:span><text:span text:style-name="T6">&gt;</text:span> назад. – Я хочу поблагодарить тебя за всё.</text:p>
      <text:p text:style-name="P75">– Пожалста. – ответил я безучастно. – Всегда рад. Только Вам не нужно было ТАК распинаться, чтобы заручиться моей помощью.</text:p>
      <text:p text:style-name="P75">Селестия на мгновение смутилась, но продолжила.</text:p>
      <text:p text:style-name="P75">&lt;<text:span text:style-name="T20"> - Ты морочила мне яйца, чтобы заинтересовать? Всё, как Свирл указал?</text:span></text:p>
      <text:p text:style-name="P72">–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2">Я покачал головой.</text:p>
      <text:p text:style-name="P75"><text:span text:style-name="T20">–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75">– <text:s text:c="2"/>За благополучие Эквестрии я бы и не ТАК разопнулась,<text:span text:style-name="T6">&lt;</text:span><text:span text:style-name="T20">я могла бы поведать тебе неисчислимые тайны магии, открыть многие законы мироздания... Но тебе был интересен только секс. Мне пришлось дать его тебе</text:span><text:span text:style-name="T6">&gt;</text:span> но в данном случае ты не прав. Я была искренней с тобой и всё, что было между нами — настоящее. &lt;<text:span text:style-name="T20">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0">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9">–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9">&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5">Селестия кивнула, соглашаясь, и образ её начал меркнуть.</text:p>
      <text:p text:style-name="P100">– <text:span text:style-name="T1">Окей. Будь счастлив и... спасибо тебе за всё, Макс.</text:span></text:p>
      <text:p text:style-name="P95">…</text:p>
      <text:p text:style-name="P10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5">Он нахлобучил на себя невесть откуда взявшуюся двууголку.</text:p>
      <text:p text:style-name="P95"><text:soft-page-break/>– Как вам это нравится, господа?! Дискорд — спаситель Эквестрии! А ведь звучит!!! Разрешите откланяться!..</text:p>
      <text:p text:style-name="P95"/>
      <text:list xml:id="list7745540903263450734" text:style-name="L8">
        <text:list-header>
          <text:p text:style-name="P125">(<text:span text:style-name="T28">Луна — как повелительница снов, слышала разговор Макса с Анакорном</text:span>)</text:p>
          <text:p text:style-name="P126"/>
        </text:list-header>
      </text:list>
      <text:p text:style-name="P96">***</text:p>
      <text:p text:style-name="P70"><text:span text:style-name="T1">–</text:span> Ты?..</text:p>
      <text:p text:style-name="P70"><text:span text:style-name="T1">–</text:span> Ты??!</text:p>
      <text:p text:style-name="P70"><text:span text:style-name="T1">–</text:span> Ты мне снишься??</text:p>
      <text:p text:style-name="P70"><text:span text:style-name="T1">–</text:span> Это ты мне снишься!!</text:p>
      <text:p text:style-name="P70"><text:span text:style-name="T1">–</text:span> Неважно… Пусть мы друг-другу снимся… Ты как, Дэш?</text:p>
      <text:p text:style-name="P70"><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0"><text:span text:style-name="T1">–</text:span> И я в порядке. Вот, возвращаюсь в свой мир. Ну, не совсем в свой. Почти в свой.</text:p>
      <text:p text:style-name="P70"><text:span text:style-name="T1">–</text:span> Навсегда?</text:p>
      <text:p text:style-name="P70"><text:span text:style-name="T1">–</text:span> Скорее всего, да.</text:p>
      <text:p text:style-name="P70"><text:span text:style-name="T1">–</text:span> Это плохо. Я хотела тебе сказать…</text:p>
      <text:p text:style-name="P70"><text:span text:style-name="T1">–</text:span> Не надо, Дэш. Не стоит терзать себя. Мне тоже очень хотелось остаться. Но так надо. Мне очень жаль…</text:p>
      <text:p text:style-name="P70"><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0"><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0"><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0"><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0"><text:span text:style-name="T1">–</text:span> И тебя, и Твайлайт, и Рэрити, и Селестию, и всех-всех-всех… Таковы правила.</text:p>
      <text:p text:style-name="P70"><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70">Я опустил руку на шею Дэш и ощутил теплоту и лёгкое покалывание в пустоте.</text:p>
      <text:p text:style-name="P70"><text:span text:style-name="T6">–</text:span> Мне кажется, Дэш, <text:span text:style-name="T1">м</text:span>ы найдём способ связаться. Рано или поздно.</text:p>
      <text:p text:style-name="P70"><text:span text:style-name="T1">–</text:span> И лучше рано, чем поздно! Я не люблю ждать!</text:p>
      <text:p text:style-name="P70"><text:span text:style-name="T1">–</text:span> Да, Дэш. <text:span text:style-name="T1">–</text:span> её образ начал таять. <text:span text:style-name="T1">–</text:span> Да, я помню. Я всё ещё помню…</text:p>
      <text:p text:style-name="P70"/>
      <text:h text:style-name="P132" text:outline-level="2"><text:soft-page-break/>Земля</text:h>
      <text:p text:style-name="P73">Музыкальная тема из бегущего по лезвию бритвы — <text:span text:style-name="T6">Mission impossible</text:span></text:p>
      <text:p text:style-name="P74">&lt;Ужас возвращения из тёплого волшебного мира друзей в холодную скучную реальность.&gt;</text:p>
      <text:p text:style-name="P68">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8"><text:span text:style-name="T1">Я нашарил ногами тапки и пошёл в ванную. Проходя мимо стола, зацепился взглядом за</text:span> эскиз <text:span text:style-name="T1">рисунка</text:span>.</text:p>
      <text:p text:style-name="P68">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9">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9">Доставая из стола ключи от машины, опять наткнулся взглядом на эскиз.</text:p>
      <text:p text:style-name="P69">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9">Назову-ка я фантазию «Последний фанфик».</text:p>
      <text:p text:style-name="P69"/>
      <text:p text:style-name="P69"/>
      <text:p text:style-name="P69"/>
      <text:p text:style-name="P70"/>
      <text:p text:style-name="P70"/>
      <text:p text:style-name="P70"/>
      <text:p text:style-name="P70"/>
      <text:p text:style-name="P70"/>
      <text:p text:style-name="P70"/>
      <text:p text:style-name="P70"/>
      <text:p text:style-name="P71">...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text:soft-page-break/>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0"/>
      <text:p text:style-name="P70">\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0"/>
      <text:p text:style-name="P70"/>
      <text:p text:style-name="P70"/>
      <text:p text:style-name="P70"/>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21">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20">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70"/>
      <text:p text:style-name="P70"/>
      <text:p text:style-name="P70"/>
      <text:p text:style-name="P70"/>
      <text:p text:style-name="P105"/>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5-19T19:16:26.338106193</dc:date>
    <meta:editing-duration>P64DT4H7M28S</meta:editing-duration>
    <meta:editing-cycles>3006</meta:editing-cycles>
    <meta:generator>LibreOffice/5.0.2.2$Linux_X86_64 LibreOffice_project/00m0$Build-2</meta:generator>
    <meta:document-statistic meta:table-count="0" meta:image-count="0" meta:object-count="0" meta:page-count="137" meta:paragraph-count="2838" meta:word-count="63685" meta:character-count="422726" meta:non-whitespace-character-count="358791"/>
  </office:meta>
</office:document-meta>
</file>